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01" svg:font-family="0" style:font-adornments="Regular" style:font-pitch="variable"/>
    <style:font-face style:name="F" svg:font-family="" style:font-family-generic="roman"/>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family-generic="roman" style:font-pitch="variable"/>
    <style:font-face style:name="Garamond-Math2" svg:font-family="Garamond-Math" style:font-adornments="Bold" style:font-pitch="variable"/>
    <style:font-face style:name="Garamond-Math3"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929*"/>
    </style:style>
    <style:style style:name="Squencia-do-Teste.B" style:family="table-column">
      <style:table-column-properties style:column-width="10.562cm" style:rel-column-width="598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2033*"/>
    </style:style>
    <style:style style:name="Atencao-e-Reflexo.B" style:family="table-column">
      <style:table-column-properties style:column-width="2.872cm" style:rel-column-width="1628*"/>
    </style:style>
    <style:style style:name="Atencao-e-Reflexo.C" style:family="table-column">
      <style:table-column-properties style:column-width="2.87cm" style:rel-column-width="1627*"/>
    </style:style>
    <style:style style:name="Atencao-e-Reflexo.D" style:family="table-column">
      <style:table-column-properties style:column-width="2.873cm" style:rel-column-width="1629*"/>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4"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Garamond-Math" fo:font-size="12pt" fo:font-weight="bold" officeooo:rsid="02fd2d90" officeooo:paragraph-rsid="032695fb" style:font-size-asian="10.5pt" style:font-weight-asian="bold" style:font-size-complex="12pt" style:font-weight-complex="bold"/>
    </style:style>
    <style:style style:name="P9"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10"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11"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12"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13"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14"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15"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16" style:family="paragraph" style:parent-style-name="Standard">
      <style:text-properties fo:language="pt" fo:country="BR"/>
    </style:style>
    <style:style style:name="P17" style:family="paragraph" style:parent-style-name="Standard">
      <style:text-properties fo:language="pt" fo:country="BR" officeooo:rsid="0015eb52" officeooo:paragraph-rsid="0015eb52"/>
    </style:style>
    <style:style style:name="P18" style:family="paragraph" style:parent-style-name="Standard">
      <style:text-properties fo:language="pt" fo:country="BR" officeooo:rsid="0015eb52"/>
    </style:style>
    <style:style style:name="P19" style:family="paragraph" style:parent-style-name="Standard">
      <style:text-properties fo:language="pt" fo:country="BR" officeooo:rsid="00347cd8" officeooo:paragraph-rsid="00347cd8"/>
    </style:style>
    <style:style style:name="P20" style:family="paragraph" style:parent-style-name="Standard">
      <style:paragraph-properties fo:text-align="justify" style:justify-single-word="false"/>
      <style:text-properties fo:language="pt" fo:country="BR" officeooo:rsid="00347cd8" officeooo:paragraph-rsid="013adc10"/>
    </style:style>
    <style:style style:name="P21" style:family="paragraph" style:parent-style-name="Standard">
      <style:text-properties fo:language="pt" fo:country="BR" officeooo:rsid="0042cfd9" officeooo:paragraph-rsid="0015eb52"/>
    </style:style>
    <style:style style:name="P22" style:family="paragraph" style:parent-style-name="Standard">
      <style:text-properties fo:language="pt" fo:country="BR" officeooo:rsid="0042cfd9" officeooo:paragraph-rsid="0042cfd9"/>
    </style:style>
    <style:style style:name="P23" style:family="paragraph" style:parent-style-name="Standard">
      <style:paragraph-properties fo:text-align="justify" style:justify-single-word="false"/>
      <style:text-properties fo:language="pt" fo:country="BR" officeooo:rsid="0042cfd9" officeooo:paragraph-rsid="0042cfd9"/>
    </style:style>
    <style:style style:name="P24" style:family="paragraph" style:parent-style-name="Standard">
      <style:text-properties fo:language="pt" fo:country="BR" officeooo:rsid="0042cfd9" officeooo:paragraph-rsid="0089f721"/>
    </style:style>
    <style:style style:name="P25" style:family="paragraph" style:parent-style-name="Standard">
      <style:paragraph-properties fo:text-align="justify" style:justify-single-word="false"/>
      <style:text-properties fo:language="pt" fo:country="BR" officeooo:rsid="00633b85" officeooo:paragraph-rsid="00633b85"/>
    </style:style>
    <style:style style:name="P26" style:family="paragraph" style:parent-style-name="Standard">
      <style:text-properties fo:language="pt" fo:country="BR" officeooo:rsid="00633b85" officeooo:paragraph-rsid="0136a1c2"/>
    </style:style>
    <style:style style:name="P27" style:family="paragraph" style:parent-style-name="Standard">
      <style:paragraph-properties fo:text-align="justify" style:justify-single-word="false"/>
      <style:text-properties fo:language="pt" fo:country="BR"/>
    </style:style>
    <style:style style:name="P28" style:family="paragraph" style:parent-style-name="Standard">
      <style:paragraph-properties fo:text-align="justify" style:justify-single-word="false"/>
      <style:text-properties fo:language="pt" fo:country="BR" officeooo:paragraph-rsid="001021ff"/>
    </style:style>
    <style:style style:name="P29" style:family="paragraph" style:parent-style-name="Standard">
      <style:paragraph-properties fo:text-align="justify" style:justify-single-word="false"/>
      <style:text-properties fo:language="pt" fo:country="BR" officeooo:paragraph-rsid="0019f563"/>
    </style:style>
    <style:style style:name="P30" style:family="paragraph" style:parent-style-name="Standard">
      <style:paragraph-properties fo:text-align="justify" style:justify-single-word="false"/>
      <style:text-properties fo:language="pt" fo:country="BR" officeooo:paragraph-rsid="00221051"/>
    </style:style>
    <style:style style:name="P31" style:family="paragraph" style:parent-style-name="Standard">
      <style:paragraph-properties fo:text-align="justify" style:justify-single-word="false"/>
      <style:text-properties fo:language="pt" fo:country="BR" officeooo:paragraph-rsid="01505984"/>
    </style:style>
    <style:style style:name="P32" style:family="paragraph" style:parent-style-name="Standard">
      <style:paragraph-properties fo:text-align="justify" style:justify-single-word="false"/>
      <style:text-properties fo:language="pt" fo:country="BR" officeooo:paragraph-rsid="02103f83"/>
    </style:style>
    <style:style style:name="P33" style:family="paragraph" style:parent-style-name="Standard">
      <style:paragraph-properties fo:text-align="justify" style:justify-single-word="false"/>
      <style:text-properties fo:language="pt" fo:country="BR" officeooo:rsid="005f8751" officeooo:paragraph-rsid="005f8751"/>
    </style:style>
    <style:style style:name="P34" style:family="paragraph" style:parent-style-name="Standard">
      <style:paragraph-properties fo:text-align="justify" style:justify-single-word="false"/>
      <style:text-properties fo:language="pt" fo:country="BR" officeooo:rsid="00664f1b" officeooo:paragraph-rsid="00664f1b"/>
    </style:style>
    <style:style style:name="P35" style:family="paragraph" style:parent-style-name="Standard">
      <style:paragraph-properties fo:text-align="justify" style:justify-single-word="false"/>
      <style:text-properties fo:language="pt" fo:country="BR" officeooo:rsid="0068b372" officeooo:paragraph-rsid="0068b372"/>
    </style:style>
    <style:style style:name="P36" style:family="paragraph" style:parent-style-name="Standard">
      <style:paragraph-properties fo:text-align="justify" style:justify-single-word="false"/>
      <style:text-properties fo:language="pt" fo:country="BR" officeooo:rsid="004d4663" officeooo:paragraph-rsid="00671f2e"/>
    </style:style>
    <style:style style:name="P37" style:family="paragraph" style:parent-style-name="Standard">
      <style:paragraph-properties fo:text-align="justify" style:justify-single-word="false"/>
      <style:text-properties fo:language="pt" fo:country="BR" officeooo:rsid="00870394" officeooo:paragraph-rsid="00870394"/>
    </style:style>
    <style:style style:name="P38" style:family="paragraph" style:parent-style-name="Standard">
      <style:paragraph-properties fo:text-align="justify" style:justify-single-word="false"/>
      <style:text-properties fo:language="pt" fo:country="BR" officeooo:rsid="01328aec" officeooo:paragraph-rsid="01328aec"/>
    </style:style>
    <style:style style:name="P39" style:family="paragraph" style:parent-style-name="Standard">
      <style:paragraph-properties fo:text-align="justify" style:justify-single-word="false"/>
      <style:text-properties fo:language="pt" fo:country="BR" officeooo:rsid="013a7242" officeooo:paragraph-rsid="013a7242"/>
    </style:style>
    <style:style style:name="P40" style:family="paragraph" style:parent-style-name="Standard">
      <style:text-properties fo:language="pt" fo:country="BR" officeooo:rsid="01505984" officeooo:paragraph-rsid="01505984"/>
    </style:style>
    <style:style style:name="P41" style:family="paragraph" style:parent-style-name="Standard">
      <style:paragraph-properties fo:text-align="justify" style:justify-single-word="false"/>
      <style:text-properties fo:language="pt" fo:country="BR" officeooo:rsid="01505984" officeooo:paragraph-rsid="0151778d"/>
    </style:style>
    <style:style style:name="P42" style:family="paragraph" style:parent-style-name="Standard">
      <style:paragraph-properties fo:text-align="justify" style:justify-single-word="false"/>
      <style:text-properties fo:language="pt" fo:country="BR" officeooo:rsid="01505984" officeooo:paragraph-rsid="0295c517"/>
    </style:style>
    <style:style style:name="P43" style:family="paragraph" style:parent-style-name="Standard">
      <style:paragraph-properties fo:text-align="justify" style:justify-single-word="false"/>
      <style:text-properties fo:language="pt" fo:country="BR" officeooo:rsid="01583ac4" officeooo:paragraph-rsid="01583ac4"/>
    </style:style>
    <style:style style:name="P44" style:family="paragraph" style:parent-style-name="Standard">
      <style:paragraph-properties fo:text-align="justify" style:justify-single-word="false"/>
      <style:text-properties fo:language="pt" fo:country="BR" officeooo:rsid="01583ac4" officeooo:paragraph-rsid="0287fddb"/>
    </style:style>
    <style:style style:name="P45" style:family="paragraph" style:parent-style-name="Standard">
      <style:paragraph-properties fo:text-align="justify" style:justify-single-word="false"/>
      <style:text-properties fo:language="pt" fo:country="BR" officeooo:rsid="015a074b" officeooo:paragraph-rsid="015a074b"/>
    </style:style>
    <style:style style:name="P46" style:family="paragraph" style:parent-style-name="Standard">
      <style:paragraph-properties fo:text-align="justify" style:justify-single-word="false"/>
      <style:text-properties fo:language="pt" fo:country="BR" officeooo:rsid="015a074b" officeooo:paragraph-rsid="0287fddb"/>
    </style:style>
    <style:style style:name="P47" style:family="paragraph" style:parent-style-name="Standard">
      <style:text-properties fo:language="pt" fo:country="BR" officeooo:rsid="017e336b" officeooo:paragraph-rsid="017e336b"/>
    </style:style>
    <style:style style:name="P48" style:family="paragraph" style:parent-style-name="Standard">
      <style:paragraph-properties fo:text-align="justify" style:justify-single-word="false"/>
      <style:text-properties fo:language="pt" fo:country="BR" officeooo:rsid="018b9968" officeooo:paragraph-rsid="018b9968"/>
    </style:style>
    <style:style style:name="P49" style:family="paragraph" style:parent-style-name="Standard">
      <style:paragraph-properties fo:text-align="justify" style:justify-single-word="false"/>
      <style:text-properties fo:language="pt" fo:country="BR" officeooo:rsid="018b9968" officeooo:paragraph-rsid="02986553"/>
    </style:style>
    <style:style style:name="P50" style:family="paragraph" style:parent-style-name="Standard">
      <style:paragraph-properties fo:text-align="justify" style:justify-single-word="false"/>
      <style:text-properties fo:language="pt" fo:country="BR" officeooo:rsid="0134816e" officeooo:paragraph-rsid="0134816e"/>
    </style:style>
    <style:style style:name="P51" style:family="paragraph" style:parent-style-name="Standard">
      <style:paragraph-properties fo:text-align="justify" style:justify-single-word="false"/>
      <style:text-properties fo:language="pt" fo:country="BR" officeooo:rsid="006f4d4c" officeooo:paragraph-rsid="01984c5c"/>
    </style:style>
    <style:style style:name="P52" style:family="paragraph" style:parent-style-name="Standard">
      <style:paragraph-properties fo:text-align="start" style:justify-single-word="false"/>
      <style:text-properties fo:language="pt" fo:country="BR"/>
    </style:style>
    <style:style style:name="P53" style:family="paragraph" style:parent-style-name="Standard">
      <style:paragraph-properties fo:text-align="justify" style:justify-single-word="false"/>
      <style:text-properties fo:language="pt" fo:country="BR" officeooo:rsid="007479f3" officeooo:paragraph-rsid="007a3a8a"/>
    </style:style>
    <style:style style:name="P54" style:family="paragraph" style:parent-style-name="Standard">
      <style:paragraph-properties fo:text-align="justify" style:justify-single-word="false"/>
      <style:text-properties fo:language="pt" fo:country="BR" officeooo:rsid="0089f721" officeooo:paragraph-rsid="01fafb7a"/>
    </style:style>
    <style:style style:name="P55" style:family="paragraph" style:parent-style-name="Standard">
      <style:paragraph-properties fo:text-align="justify" style:justify-single-word="false"/>
      <style:text-properties fo:language="pt" fo:country="BR" officeooo:rsid="0089f721" officeooo:paragraph-rsid="0211b00b"/>
    </style:style>
    <style:style style:name="P56" style:family="paragraph" style:parent-style-name="Standard">
      <style:paragraph-properties fo:text-align="justify" style:justify-single-word="false"/>
      <style:text-properties fo:language="pt" fo:country="BR" officeooo:rsid="0089f721" officeooo:paragraph-rsid="02476975"/>
    </style:style>
    <style:style style:name="P57" style:family="paragraph" style:parent-style-name="Standard">
      <style:text-properties fo:language="pt" fo:country="BR" officeooo:rsid="02082bb1" officeooo:paragraph-rsid="02082bb1"/>
    </style:style>
    <style:style style:name="P58" style:family="paragraph" style:parent-style-name="Standard">
      <style:paragraph-properties fo:text-align="justify" style:justify-single-word="false"/>
      <style:text-properties fo:language="pt" fo:country="BR" officeooo:rsid="02082bb1" officeooo:paragraph-rsid="02082bb1"/>
    </style:style>
    <style:style style:name="P59" style:family="paragraph" style:parent-style-name="Standard">
      <style:text-properties fo:language="pt" fo:country="BR" officeooo:rsid="020e4669"/>
    </style:style>
    <style:style style:name="P60" style:family="paragraph" style:parent-style-name="Standard">
      <style:paragraph-properties fo:text-align="justify" style:justify-single-word="false"/>
      <style:text-properties fo:language="pt" fo:country="BR" officeooo:rsid="02171970" officeooo:paragraph-rsid="02171970"/>
    </style:style>
    <style:style style:name="P61" style:family="paragraph" style:parent-style-name="Standard">
      <style:paragraph-properties fo:text-align="justify" style:justify-single-word="false"/>
      <style:text-properties fo:language="pt" fo:country="BR" officeooo:rsid="0220804c" officeooo:paragraph-rsid="0220804c"/>
    </style:style>
    <style:style style:name="P62" style:family="paragraph" style:parent-style-name="Standard">
      <style:paragraph-properties fo:text-align="justify" style:justify-single-word="false"/>
      <style:text-properties fo:language="pt" fo:country="BR" officeooo:rsid="029466db" officeooo:paragraph-rsid="0299b467"/>
    </style:style>
    <style:style style:name="P63" style:family="paragraph" style:parent-style-name="Standard">
      <style:paragraph-properties fo:text-align="center" style:justify-single-word="false"/>
      <style:text-properties officeooo:rsid="00ef6690" officeooo:paragraph-rsid="027eed86"/>
    </style:style>
    <style:style style:name="P64" style:family="paragraph" style:parent-style-name="Table_20_Contents">
      <style:text-properties officeooo:rsid="013c50ae" officeooo:paragraph-rsid="013c50ae"/>
    </style:style>
    <style:style style:name="P65" style:family="paragraph" style:parent-style-name="Table_20_Contents">
      <style:paragraph-properties fo:text-align="center" style:justify-single-word="false"/>
      <style:text-properties officeooo:rsid="013c50ae" officeooo:paragraph-rsid="013c50ae"/>
    </style:style>
    <style:style style:name="P66" style:family="paragraph" style:parent-style-name="Standard">
      <style:paragraph-properties fo:text-align="justify" style:justify-single-word="false"/>
      <style:text-properties officeooo:rsid="01a43673" officeooo:paragraph-rsid="01a43673"/>
    </style:style>
    <style:style style:name="P67"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6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69"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71"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72"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73" style:family="paragraph" style:parent-style-name="Table_20_Contents">
      <style:paragraph-properties fo:text-align="justify" style:justify-single-word="false"/>
      <style:text-properties fo:font-size="11pt" style:font-size-asian="11pt" style:font-size-complex="11pt"/>
    </style:style>
    <style:style style:name="P74"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75" style:family="paragraph" style:parent-style-name="Table_20_Contents">
      <style:text-properties fo:font-size="11pt" officeooo:rsid="024d78c7" officeooo:paragraph-rsid="024d78c7" style:font-size-asian="11pt" style:font-size-complex="11pt"/>
    </style:style>
    <style:style style:name="P76" style:family="paragraph" style:parent-style-name="Table_20_Contents">
      <style:text-properties fo:font-size="11pt" officeooo:rsid="02502fa6" officeooo:paragraph-rsid="02502fa6" style:font-size-asian="11pt" style:font-size-complex="11pt"/>
    </style:style>
    <style:style style:name="P77"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78"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79"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80"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1"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82"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83"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84" style:family="paragraph" style:parent-style-name="Standard">
      <style:paragraph-properties fo:text-align="justify" style:justify-single-word="false"/>
      <style:text-properties officeooo:paragraph-rsid="01891d04"/>
    </style:style>
    <style:style style:name="P85" style:family="paragraph" style:parent-style-name="Standard">
      <style:paragraph-properties fo:text-align="justify" style:justify-single-word="false"/>
      <style:text-properties officeooo:paragraph-rsid="02f3fdbf"/>
    </style:style>
    <style:style style:name="P86"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87" style:family="paragraph" style:parent-style-name="Standard">
      <style:paragraph-properties fo:text-align="justify" style:justify-single-word="false"/>
      <style:text-properties officeooo:rsid="0218e0cd" officeooo:paragraph-rsid="0218e0cd"/>
    </style:style>
    <style:style style:name="P88"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89" style:family="paragraph" style:parent-style-name="Standard">
      <style:paragraph-properties fo:text-align="justify" style:justify-single-word="false"/>
      <style:text-properties officeooo:rsid="0220804c" officeooo:paragraph-rsid="0220804c"/>
    </style:style>
    <style:style style:name="P90" style:family="paragraph" style:parent-style-name="Standard">
      <style:paragraph-properties fo:text-align="start" style:justify-single-word="false"/>
      <style:text-properties officeooo:rsid="02a3797a" officeooo:paragraph-rsid="02a3797a"/>
    </style:style>
    <style:style style:name="P91" style:family="paragraph" style:parent-style-name="Standard">
      <style:paragraph-properties fo:text-align="start" style:justify-single-word="false"/>
      <style:text-properties officeooo:rsid="02a3b1db" officeooo:paragraph-rsid="02a3b1db"/>
    </style:style>
    <style:style style:name="P92" style:family="paragraph" style:parent-style-name="Standard">
      <style:paragraph-properties fo:text-align="justify" style:justify-single-word="false"/>
      <style:text-properties officeooo:rsid="02a53fda" officeooo:paragraph-rsid="02a53fda"/>
    </style:style>
    <style:style style:name="P93" style:family="paragraph" style:parent-style-name="Standard">
      <style:paragraph-properties fo:text-align="justify" style:justify-single-word="false"/>
      <style:text-properties officeooo:rsid="02c13af8" officeooo:paragraph-rsid="02c13af8"/>
    </style:style>
    <style:style style:name="P94" style:family="paragraph" style:parent-style-name="Standard">
      <style:paragraph-properties fo:text-align="justify" style:justify-single-word="false"/>
      <style:text-properties officeooo:rsid="02a6e06d" officeooo:paragraph-rsid="02d024a1"/>
    </style:style>
    <style:style style:name="P95" style:family="paragraph" style:parent-style-name="Standard">
      <style:paragraph-properties fo:text-align="start" style:justify-single-word="false"/>
      <style:text-properties officeooo:rsid="02ec5854" officeooo:paragraph-rsid="02ec5854"/>
    </style:style>
    <style:style style:name="P96" style:family="paragraph" style:parent-style-name="Standard">
      <style:paragraph-properties fo:text-align="justify" style:justify-single-word="false"/>
      <style:text-properties officeooo:rsid="02ec5854" officeooo:paragraph-rsid="02ec5854"/>
    </style:style>
    <style:style style:name="P97" style:family="paragraph" style:parent-style-name="Standard">
      <style:paragraph-properties fo:text-align="justify" style:justify-single-word="false"/>
      <style:text-properties officeooo:rsid="02ec5854" officeooo:paragraph-rsid="030adfef"/>
    </style:style>
    <style:style style:name="P98" style:family="paragraph" style:parent-style-name="Standard">
      <style:paragraph-properties fo:text-align="justify" style:justify-single-word="false"/>
      <style:text-properties officeooo:rsid="02ee5b95" officeooo:paragraph-rsid="02ee5b95"/>
    </style:style>
    <style:style style:name="P99" style:family="paragraph" style:parent-style-name="Standard">
      <style:paragraph-properties fo:text-align="justify" style:justify-single-word="false"/>
      <style:text-properties officeooo:rsid="02ee5b95" officeooo:paragraph-rsid="032695fb"/>
    </style:style>
    <style:style style:name="P100" style:family="paragraph" style:parent-style-name="Standard">
      <style:paragraph-properties fo:text-align="justify" style:justify-single-word="false"/>
      <style:text-properties officeooo:rsid="02faa52e" officeooo:paragraph-rsid="02faa52e"/>
    </style:style>
    <style:style style:name="P101" style:family="paragraph" style:parent-style-name="Contents_20_1">
      <style:paragraph-properties>
        <style:tab-stops>
          <style:tab-stop style:position="12.201cm" style:type="right" style:leader-style="dotted" style:leader-text="."/>
        </style:tab-stops>
      </style:paragraph-properties>
    </style:style>
    <style:style style:name="P102" style:family="paragraph" style:parent-style-name="Contents_20_2">
      <style:paragraph-properties>
        <style:tab-stops>
          <style:tab-stop style:position="12.201cm" style:type="right" style:leader-style="dotted" style:leader-text="."/>
        </style:tab-stops>
      </style:paragraph-properties>
    </style:style>
    <style:style style:name="P103" style:family="paragraph" style:parent-style-name="Contents_20_3">
      <style:paragraph-properties>
        <style:tab-stops>
          <style:tab-stop style:position="12.201cm" style:type="right" style:leader-style="dotted" style:leader-text="."/>
        </style:tab-stops>
      </style:paragraph-properties>
    </style:style>
    <style:style style:name="P104" style:family="paragraph" style:parent-style-name="Contents_20_Heading">
      <style:paragraph-properties fo:margin-top="0cm" fo:margin-bottom="0.21cm" style:contextual-spacing="false"/>
    </style:style>
    <style:style style:name="P105" style:family="paragraph" style:parent-style-name="Contents_20_Heading">
      <style:paragraph-properties fo:margin-top="0cm" fo:margin-bottom="0.199cm" style:contextual-spacing="false"/>
    </style:style>
    <style:style style:name="P106" style:family="paragraph" style:parent-style-name="Heading_20_1" style:master-page-name="Standard">
      <style:paragraph-properties style:page-number="1"/>
      <style:text-properties officeooo:paragraph-rsid="000c3da5"/>
    </style:style>
    <style:style style:name="P107" style:family="paragraph" style:parent-style-name="Heading_20_2">
      <style:text-properties fo:language="pt" fo:country="BR"/>
    </style:style>
    <style:style style:name="P108" style:family="paragraph" style:parent-style-name="Heading_20_2">
      <style:text-properties fo:language="pt" fo:country="BR" officeooo:paragraph-rsid="00d0788a"/>
    </style:style>
    <style:style style:name="P109" style:family="paragraph" style:parent-style-name="Heading_20_3">
      <style:text-properties fo:language="pt" fo:country="BR"/>
    </style:style>
    <style:style style:name="P110" style:family="paragraph" style:parent-style-name="Heading_20_3">
      <style:text-properties fo:language="pt" fo:country="BR" officeooo:paragraph-rsid="01d7abce"/>
    </style:style>
    <style:style style:name="P111" style:family="paragraph" style:parent-style-name="Heading_20_3">
      <style:text-properties fo:language="pt" fo:country="BR" officeooo:paragraph-rsid="003bea0b"/>
    </style:style>
    <style:style style:name="P112" style:family="paragraph" style:parent-style-name="Heading_20_3">
      <style:text-properties officeooo:rsid="02acc435" officeooo:paragraph-rsid="02acc435"/>
    </style:style>
    <style:style style:name="P113" style:family="paragraph" style:parent-style-name="Heading_20_3">
      <style:text-properties officeooo:paragraph-rsid="03884cec"/>
    </style:style>
    <style:style style:name="P114" style:family="paragraph" style:parent-style-name="Heading_20_3">
      <style:text-properties officeooo:paragraph-rsid="00cf720e"/>
    </style:style>
    <style:style style:name="P115" style:family="paragraph" style:parent-style-name="Standard">
      <style:paragraph-properties fo:text-align="start" style:justify-single-word="false"/>
      <style:text-properties style:font-name="Garamond-Math" fo:font-size="6pt" officeooo:rsid="03449120" officeooo:paragraph-rsid="00ef6690" style:font-size-asian="5.25pt" style:font-size-complex="6pt"/>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text-properties fo:font-size="11pt" style:font-size-asian="11pt" style:font-size-complex="11pt"/>
    </style:style>
    <style:style style:name="P118" style:family="paragraph" style:parent-style-name="Standard">
      <style:text-properties fo:font-size="11pt" officeooo:paragraph-rsid="034be335" style:font-size-asian="11pt" style:font-size-complex="11pt"/>
    </style:style>
    <style:style style:name="P119" style:family="paragraph" style:parent-style-name="Standard" style:master-page-name="">
      <style:paragraph-properties style:page-number="auto"/>
      <style:text-properties fo:font-size="11pt" officeooo:paragraph-rsid="034d22b8" style:font-size-asian="11pt" style:font-size-complex="11pt"/>
    </style:style>
    <style:style style:name="P120" style:family="paragraph" style:parent-style-name="Standard">
      <style:text-properties fo:font-size="11pt" officeooo:paragraph-rsid="034e419f" style:font-size-asian="11pt" style:font-size-complex="11pt"/>
    </style:style>
    <style:style style:name="P121"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2" style:family="paragraph" style:parent-style-name="Standard">
      <style:text-properties fo:font-size="13pt" fo:language="pt" fo:country="BR" officeooo:rsid="0015eb52" officeooo:paragraph-rsid="0015eb52" style:font-size-asian="11.3500003814697pt" style:font-size-complex="13pt"/>
    </style:style>
    <style:style style:name="P123" style:family="paragraph" style:parent-style-name="Standard">
      <style:text-properties fo:font-size="13pt" fo:language="pt" fo:country="BR" officeooo:rsid="0042cfd9" officeooo:paragraph-rsid="0042cfd9"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text-properties fo:language="pt" fo:country="BR"/>
    </style:style>
    <style:style style:name="P129" style:family="paragraph" style:parent-style-name="Standard">
      <style:paragraph-properties fo:text-align="justify" style:justify-single-word="false"/>
      <style:text-properties fo:language="pt" fo:country="BR" officeooo:rsid="03533df5" officeooo:paragraph-rsid="03533df5"/>
    </style:style>
    <style:style style:name="P130" style:family="paragraph" style:parent-style-name="Standard">
      <style:paragraph-properties fo:text-align="justify" style:justify-single-word="false"/>
      <style:text-properties fo:language="pt" fo:country="BR"/>
    </style:style>
    <style:style style:name="P131" style:family="paragraph" style:parent-style-name="Standard">
      <style:paragraph-properties fo:text-align="justify" style:justify-single-word="false"/>
      <style:text-properties fo:language="pt" fo:country="BR" officeooo:paragraph-rsid="036b3fdb"/>
    </style:style>
    <style:style style:name="P132" style:family="paragraph" style:parent-style-name="Standard">
      <style:paragraph-properties fo:text-align="justify" style:justify-single-word="false"/>
      <style:text-properties fo:language="pt" fo:country="BR" officeooo:rsid="00633b85" officeooo:paragraph-rsid="00633b85"/>
    </style:style>
    <style:style style:name="P133" style:family="paragraph" style:parent-style-name="Standard">
      <style:text-properties fo:language="pt" fo:country="BR" officeooo:paragraph-rsid="0015eb52"/>
    </style:style>
    <style:style style:name="P134" style:family="paragraph" style:parent-style-name="Standard">
      <style:paragraph-properties fo:text-align="justify" style:justify-single-word="false"/>
      <style:text-properties fo:language="pt" fo:country="BR" officeooo:rsid="00b1267b" officeooo:paragraph-rsid="00b1267b"/>
    </style:style>
    <style:style style:name="P135" style:family="paragraph" style:parent-style-name="Standard">
      <style:paragraph-properties fo:text-align="justify" style:justify-single-word="false"/>
      <style:text-properties fo:language="pt" fo:country="BR" officeooo:rsid="0089f721" officeooo:paragraph-rsid="0212f9fc"/>
    </style:style>
    <style:style style:name="P136" style:family="paragraph" style:parent-style-name="Standard">
      <style:text-properties officeooo:rsid="03629889" officeooo:paragraph-rsid="03629889"/>
    </style:style>
    <style:style style:name="P137" style:family="paragraph" style:parent-style-name="Standard">
      <style:paragraph-properties fo:text-align="end" style:justify-single-word="false"/>
      <style:text-properties officeooo:paragraph-rsid="02df2171"/>
    </style:style>
    <style:style style:name="P138" style:family="paragraph" style:parent-style-name="Standard">
      <style:text-properties fo:font-size="10pt" officeooo:rsid="02ee5b95" officeooo:paragraph-rsid="02ee5b95" style:font-size-asian="8.75pt" style:font-size-complex="10pt"/>
    </style:style>
    <style:style style:name="P139" style:family="paragraph" style:parent-style-name="Standard">
      <style:text-properties fo:font-size="10pt" style:font-size-asian="8.75pt" style:font-size-complex="10pt"/>
    </style:style>
    <style:style style:name="P140" style:family="paragraph" style:parent-style-name="Standard">
      <style:paragraph-properties fo:text-align="justify" style:justify-single-word="false"/>
      <style:text-properties officeooo:rsid="02a3797a" officeooo:paragraph-rsid="02a3797a"/>
    </style:style>
    <style:style style:name="P141" style:family="paragraph" style:parent-style-name="Standard">
      <style:paragraph-properties fo:text-align="end" style:justify-single-word="false"/>
      <style:text-properties fo:font-size="6pt" officeooo:paragraph-rsid="02df2171" style:font-size-asian="5.25pt" style:font-size-complex="6pt"/>
    </style:style>
    <style:style style:name="P14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43"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14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paragraph-rsid="034a66fb"/>
    </style:style>
    <style:style style:name="P147" style:family="paragraph" style:parent-style-name="Table_20_Contents">
      <style:text-properties fo:font-size="11pt" officeooo:rsid="02eeef3e" officeooo:paragraph-rsid="02eeef3e" style:font-size-asian="11pt" style:font-size-complex="11pt"/>
    </style:style>
    <style:style style:name="P148" style:family="paragraph" style:parent-style-name="Table_20_Contents">
      <style:text-properties fo:font-size="11pt" officeooo:rsid="02445b9d" officeooo:paragraph-rsid="02445b9d" style:font-size-asian="11pt" style:font-size-complex="11pt"/>
    </style:style>
    <style:style style:name="P149" style:family="paragraph" style:parent-style-name="Table_20_Contents">
      <style:text-properties fo:font-size="11pt" officeooo:rsid="02443802" officeooo:paragraph-rsid="02443802" style:font-size-asian="11pt" style:font-size-complex="11pt"/>
    </style:style>
    <style:style style:name="P150" style:family="paragraph" style:parent-style-name="Table_20_Contents">
      <style:text-properties fo:font-size="11pt" officeooo:rsid="02476975" officeooo:paragraph-rsid="02476975" style:font-size-asian="11pt" style:font-size-complex="11pt"/>
    </style:style>
    <style:style style:name="P151"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152"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153"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154"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155"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156"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157"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158"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59"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60"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61"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62"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63"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64"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65"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66"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67"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68"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69"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70" style:family="paragraph" style:parent-style-name="Table_20_Contents">
      <style:paragraph-properties fo:text-align="center" style:justify-single-word="false"/>
      <style:text-properties officeooo:rsid="0151b5eb" officeooo:paragraph-rsid="0151b5eb"/>
    </style:style>
    <style:style style:name="P171"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172" style:family="paragraph">
      <style:text-properties style:font-name="F" fo:font-size="12pt"/>
    </style:style>
    <style:style style:name="P173" style:family="paragraph">
      <loext:graphic-properties draw:fill="none" draw:fill-color="#ffffff"/>
      <style:text-properties style:font-name="F" fo:font-size="12pt"/>
    </style:style>
    <style:style style:name="P174" style:family="paragraph">
      <style:paragraph-properties fo:text-align="center"/>
      <style:text-properties style:font-name="Garamond Libre" fo:font-size="14pt" style:font-size-complex="14pt"/>
    </style:style>
    <style:style style:name="P175" style:family="paragraph">
      <loext:graphic-properties draw:fill="solid" draw:fill-color="#ffffff"/>
      <style:paragraph-properties fo:text-align="center"/>
      <style:text-properties style:font-name="Garamond Libre" fo:font-size="14pt" style:font-size-complex="14pt"/>
    </style:style>
    <style:style style:name="P176" style:family="paragraph">
      <loext:graphic-properties draw:fill-color="#ffffff"/>
      <style:paragraph-properties fo:text-align="center"/>
      <style:text-properties fo:font-size="12pt"/>
    </style:style>
    <style:style style:name="P177" style:family="paragraph">
      <style:paragraph-properties fo:text-align="center"/>
    </style:style>
    <style:style style:name="P178" style:family="paragraph">
      <style:paragraph-properties fo:text-align="start"/>
    </style:style>
    <style:style style:name="P179" style:family="paragraph">
      <style:paragraph-properties fo:margin-left="2cm" fo:margin-right="0cm" fo:text-align="start" fo:text-indent="0cm"/>
    </style:style>
    <style:style style:name="P180" style:family="paragraph">
      <loext:graphic-properties draw:fill="solid" draw:fill-color="#ffffff"/>
      <style:paragraph-properties fo:text-align="start"/>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style:font-name="0" fo:font-size="12pt" style:font-size-asian="12pt"/>
    </style:style>
    <style:style style:name="T206" style:family="text">
      <style:text-properties style:font-name="Garamond-Math1" fo:font-size="10pt" style:font-size-asian="10pt"/>
    </style:style>
    <style:style style:name="T207" style:family="text">
      <style:text-properties officeooo:rsid="03566c6f"/>
    </style:style>
    <style:style style:name="T208" style:family="text">
      <style:text-properties officeooo:rsid="035cee45"/>
    </style:style>
    <style:style style:name="T209" style:family="text">
      <style:text-properties officeooo:rsid="003bea0b"/>
    </style:style>
    <style:style style:name="T210" style:family="text">
      <style:text-properties officeooo:rsid="0373a09b"/>
    </style:style>
    <style:style style:name="T211" style:family="text">
      <style:text-properties officeooo:rsid="037796bf"/>
    </style:style>
    <style:style style:name="T212" style:family="text">
      <style:text-properties officeooo:rsid="0382e3ae"/>
    </style:style>
    <style:style style:name="T213" style:family="text">
      <style:text-properties officeooo:rsid="038448e3"/>
    </style:style>
    <style:style style:name="T214" style:family="text">
      <style:text-properties officeooo:rsid="03932546"/>
    </style:style>
    <style:style style:name="T215" style:family="text">
      <style:text-properties officeooo:rsid="03945e59"/>
    </style:style>
    <style:style style:name="T216" style:family="text">
      <style:text-properties officeooo:rsid="039593f4"/>
    </style:style>
    <style:style style:name="T217" style:family="text">
      <style:text-properties officeooo:rsid="02f3fdbf"/>
    </style:style>
    <style:style style:name="T218" style:family="text">
      <style:text-properties style:font-name="F" fo:font-size="12pt"/>
    </style:style>
    <style:style style:name="T219" style:family="text">
      <style:text-properties style:font-name="Garamond Libre" fo:font-size="14pt" style:font-size-complex="14pt"/>
    </style:style>
    <style:style style:name="T220" style:family="text">
      <style:text-properties style:font-name="Garamond Libre" fo:font-size="18pt" style:font-size-asian="18pt" style:font-size-complex="18pt"/>
    </style:style>
    <style:style style:name="T221" style:family="text">
      <style:text-properties style:font-name="Garamond Libre" fo:font-size="14pt" style:font-size-asian="14pt" style:font-size-complex="14pt"/>
    </style:style>
    <style:style style:name="T222" style:family="text">
      <style:text-properties fo:font-size="12pt"/>
    </style:style>
    <style:style style:name="T223" style:family="text">
      <style:text-properties fo:font-size="10pt" style:font-size-asian="10pt" style:font-size-complex="10pt"/>
    </style:style>
    <style:style style:name="T224" style:family="text">
      <style:text-properties style:font-name="Garamond Libre" fo:font-size="72pt" style:font-size-asian="72pt" style:font-name-complex="Garamond Libre" style:font-size-complex="72pt"/>
    </style:style>
    <style:style style:name="T225" style:family="text">
      <style:text-properties fo:font-size="12pt" style:font-size-asian="9pt" style:font-size-complex="9pt"/>
    </style:style>
    <style:style style:name="T226" style:family="text">
      <style:text-properties fo:font-size="18pt" style:font-size-asian="18pt" style:font-size-complex="18pt"/>
    </style:style>
    <style:style style:name="T227" style:family="text">
      <style:text-properties fo:font-size="14pt" style:font-size-asian="14pt" style:font-size-complex="14pt"/>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663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2" style:family="graphic">
      <style:graphic-properties draw:stroke="solid" svg:stroke-color="#000000" draw:fill="none" draw:fill-color="#ffffff" fo:min-height="4.41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3" style:family="graphic">
      <style:graphic-properties draw:stroke="solid" svg:stroke-color="#000000" draw:fill="none" draw:fill-color="#ffffff" fo:min-height="14.37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4" style:family="graphic">
      <style:graphic-properties draw:stroke="solid" svg:stroke-color="#000000" draw:fill="none" draw:fill-color="#ffffff" fo:min-height="17.727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5" style:family="graphic">
      <style:graphic-properties draw:stroke="solid" svg:stroke-color="#000000" draw:fill="none" draw:fill-color="#ffffff" fo:min-height="2.813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6" style:family="graphic">
      <style:graphic-properties draw:stroke="solid" svg:stroke-color="#000000" draw:fill="none" draw:fill-color="#ffffff" fo:min-height="18.38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7"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0000" draw:fill="none" draw:fill-color="#ffffff" fo:min-height="10.41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9" style:family="graphic">
      <style:graphic-properties draw:stroke="solid" svg:stroke-color="#000000" draw:fill="none" draw:fill-color="#ffffff" fo:min-height="5.877cm" loext:decorative="false" fo:margin-left="0cm" fo:margin-right="0cm" fo:margin-top="0cm" fo:margin-bottom="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10" style:family="graphic">
      <style:graphic-properties draw:stroke="solid" svg:stroke-color="#000000" draw:fill="none" draw:fill-color="#ffffff" fo:min-height="11.695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11" style:family="graphic">
      <style:graphic-properties draw:stroke="solid" svg:stroke-color="#000000" draw:fill="none" draw:fill-color="#ffffff" fo:min-height="8.00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fill="none" draw:fill-color="#ffffff" fo:min-height="17.889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paragraph-properties style:writing-mode="lr-tb"/>
    </style:style>
    <style:style style:name="gr14" style:family="graphic">
      <style:graphic-properties draw:stroke="solid" svg:stroke-color="#000000" draw:fill="none" draw:fill-color="#ffffff" fo:min-height="9.60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svg:stroke-width="0cm" svg:stroke-color="#000000" draw:marker-start="Arrowheads_20_1" draw:marker-end="Arrowheads_20_1"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16" style:family="graphic">
      <style:graphic-properties draw:stroke="none" svg:stroke-color="#000000" draw:fill="solid" draw:fill-color="#ffffff" fo:min-height="13.573cm" loext:decorative="false"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 draw:name="Vertical line 1" draw:style-name="gr15" draw:text-style-name="P177" svg:x1="8.003cm" svg:y1="1.113cm" svg:x2="8.003cm" svg:y2="15.03cm">
        <text:p/>
      </draw:line>
      <text:p text:style-name="P115"><draw:frame text:anchor-type="paragraph" draw:z-index="0" draw:name="Text Frame 1" draw:style-name="gr16" draw:text-style-name="P180" svg:width="6.899cm" svg:height="13.574cm" svg:x="0.009cm" svg:y="0.404cm"><draw:text-box><text:p text:style-name="P178"><text:span text:style-name="T221">Fellipe Augusto Ugliara</text:span></text:p><text:p text:style-name="P178"><text:span text:style-name="T222"/></text:p><text:p text:style-name="P178"><text:span text:style-name="T222"/></text:p><text:p text:style-name="P178"><text:span text:style-name="T222"/></text:p><text:p text:style-name="P178"><text:span text:style-name="T222"/></text:p><text:p text:style-name="P178"><text:span text:style-name="T222"/></text:p><text:p text:style-name="P178"><text:span text:style-name="T223"/></text:p><text:p text:style-name="P178"><text:span text:style-name="T222"/></text:p><text:p text:style-name="P178"><text:span text:style-name="T222"/></text:p><text:p text:style-name="P179"><text:span text:style-name="T224">.:</text:span></text:p><text:p text:style-name="P178"><text:span text:style-name="T222"/></text:p><text:p text:style-name="P178"><text:span text:style-name="T225"/></text:p><text:p text:style-name="P178"><text:span text:style-name="T226"/></text:p><text:p text:style-name="P178"><text:span text:style-name="T225"/></text:p><text:p text:style-name="P178"><text:span text:style-name="T222"/></text:p><text:p text:style-name="P178"><text:span text:style-name="T222"/></text:p><text:p text:style-name="P178"><text:span text:style-name="T222"/></text:p><text:p text:style-name="P178"><text:span text:style-name="T222"/></text:p><text:p text:style-name="P178"><text:span text:style-name="T222"/></text:p><text:p text:style-name="P178"><text:span text:style-name="T222"/></text:p><text:p text:style-name="P178"><text:span text:style-name="T227">Sistema 3P Livro de Regras</text:span></text:p></draw:text-box></draw:frame></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4">Sumário</text:p>
          </text:index-title>
          <text:p text:style-name="P101"><text:a xlink:type="simple" xlink:href="#__RefHeading___Toc1415_3064034263" text:style-name="Index_20_Link" text:visited-style-name="Index_20_Link">Regras do Jogo<text:tab/>1</text:a></text:p>
          <text:p text:style-name="P102"><text:a xlink:type="simple" xlink:href="#__RefHeading___Toc1417_3064034263" text:style-name="Index_20_Link" text:visited-style-name="Index_20_Link">Termos do Jogo<text:tab/>1</text:a></text:p>
          <text:p text:style-name="P103"><text:a xlink:type="simple" xlink:href="#__RefHeading___Toc1419_3064034263" text:style-name="Index_20_Link" text:visited-style-name="Index_20_Link">Mestre<text:tab/>1</text:a></text:p>
          <text:p text:style-name="P103"><text:a xlink:type="simple" xlink:href="#__RefHeading___Toc1421_3064034263" text:style-name="Index_20_Link" text:visited-style-name="Index_20_Link">Jogadores<text:tab/>2</text:a></text:p>
          <text:p text:style-name="P103"><text:a xlink:type="simple" xlink:href="#__RefHeading___Toc1423_3064034263" text:style-name="Index_20_Link" text:visited-style-name="Index_20_Link">Materiais<text:tab/>2</text:a></text:p>
          <text:p text:style-name="P103"><text:a xlink:type="simple" xlink:href="#__RefHeading___Toc1425_3064034263" text:style-name="Index_20_Link" text:visited-style-name="Index_20_Link">Personagens<text:tab/>3</text:a></text:p>
          <text:p text:style-name="P103"><text:a xlink:type="simple" xlink:href="#__RefHeading___Toc1427_3064034263" text:style-name="Index_20_Link" text:visited-style-name="Index_20_Link">Ações e Reações<text:tab/>4</text:a></text:p>
          <text:p text:style-name="P103"><text:a xlink:type="simple" xlink:href="#__RefHeading___Toc1429_3064034263" text:style-name="Index_20_Link" text:visited-style-name="Index_20_Link">Cenas de Jogo<text:tab/>5</text:a></text:p>
          <text:p text:style-name="P103"><text:a xlink:type="simple" xlink:href="#__RefHeading___Toc1431_3064034263" text:style-name="Index_20_Link" text:visited-style-name="Index_20_Link">Testes e Disputas<text:tab/>5</text:a></text:p>
          <text:p text:style-name="P103"><text:a xlink:type="simple" xlink:href="#__RefHeading___Toc1433_3064034263" text:style-name="Index_20_Link" text:visited-style-name="Index_20_Link">Impactos<text:tab/>7</text:a></text:p>
          <text:p text:style-name="P103"><text:a xlink:type="simple" xlink:href="#__RefHeading___Toc1435_3064034263" text:style-name="Index_20_Link" text:visited-style-name="Index_20_Link">Traços<text:tab/>7</text:a></text:p>
          <text:p text:style-name="P103"><text:a xlink:type="simple" xlink:href="#__RefHeading___Toc1437_3064034263" text:style-name="Index_20_Link" text:visited-style-name="Index_20_Link">Equipamentos<text:tab/>8</text:a></text:p>
          <text:p text:style-name="P103"><text:a xlink:type="simple" xlink:href="#__RefHeading___Toc1439_3064034263" text:style-name="Index_20_Link" text:visited-style-name="Index_20_Link">Efeitos<text:tab/>9</text:a></text:p>
          <text:p text:style-name="P102"><text:a xlink:type="simple" xlink:href="#__RefHeading___Toc1441_3064034263" text:style-name="Index_20_Link" text:visited-style-name="Index_20_Link">Mecânicas do Jogo<text:tab/>10</text:a></text:p>
          <text:p text:style-name="P103"><text:a xlink:type="simple" xlink:href="#__RefHeading___Toc1443_3064034263" text:style-name="Index_20_Link" text:visited-style-name="Index_20_Link">Criação de Personagens<text:tab/>10</text:a></text:p>
          <text:p text:style-name="P103"><text:a xlink:type="simple" xlink:href="#__RefHeading___Toc1445_3064034263" text:style-name="Index_20_Link" text:visited-style-name="Index_20_Link">Evolução dos Personagens<text:tab/>11</text:a></text:p>
          <text:p text:style-name="P103"><text:a xlink:type="simple" xlink:href="#__RefHeading___Toc1451_3064034263" text:style-name="Index_20_Link" text:visited-style-name="Index_20_Link">Testando Ações e Reações<text:tab/>12</text:a></text:p>
          <text:p text:style-name="P103"><text:a xlink:type="simple" xlink:href="#__RefHeading___Toc1447_3064034263" text:style-name="Index_20_Link" text:visited-style-name="Index_20_Link">Jogando Dados<text:tab/>13</text:a></text:p>
          <text:p text:style-name="P103"><text:a xlink:type="simple" xlink:href="#__RefHeading___Toc1449_3064034263" text:style-name="Index_20_Link" text:visited-style-name="Index_20_Link">Disputa de Ordem<text:tab/>14</text:a></text:p>
          <text:p text:style-name="P103"><text:a xlink:type="simple" xlink:href="#__RefHeading___Toc1453_3064034263" text:style-name="Index_20_Link" text:visited-style-name="Index_20_Link">Ações de Movimento<text:tab/>16</text:a></text:p>
          <text:p text:style-name="P103"><text:a xlink:type="simple" xlink:href="#__RefHeading___Toc2485_1656552529" text:style-name="Index_20_Link" text:visited-style-name="Index_20_Link">Enfrentando Desafios<text:tab/>16</text:a></text:p>
          <text:p text:style-name="P102"><text:a xlink:type="simple" xlink:href="#__RefHeading___Toc3280_190082474" text:style-name="Index_20_Link" text:visited-style-name="Index_20_Link">Criando Cenários<text:tab/>18</text:a></text:p>
          <text:p text:style-name="P103"><text:a xlink:type="simple" xlink:href="#__RefHeading___Toc2904_1234307829" text:style-name="Index_20_Link" text:visited-style-name="Index_20_Link">Novos Elementos<text:tab/>18</text:a></text:p>
          <text:p text:style-name="P103"><text:a xlink:type="simple" xlink:href="#__RefHeading___Toc2906_1234307829" text:style-name="Index_20_Link" text:visited-style-name="Index_20_Link">Temas de Jogo<text:tab/>19</text:a></text:p>
          <text:p text:style-name="P102"><text:a xlink:type="simple" xlink:href="#__RefHeading___Toc3377_2234988715" text:style-name="Index_20_Link" text:visited-style-name="Index_20_Link">Aplicando as Regras<text:tab/>20</text:a></text:p>
          <text:p text:style-name="P103"><text:a xlink:type="simple" xlink:href="#__RefHeading___Toc3379_2234988715" text:style-name="Index_20_Link" text:visited-style-name="Index_20_Link">Mercadores e Trapaceiros<text:tab/>20</text:a></text:p>
          <text:p text:style-name="P103"><text:a xlink:type="simple" xlink:href="#__RefHeading___Toc3892_1278716021" text:style-name="Index_20_Link" text:visited-style-name="Index_20_Link">Trecho de uma partida de RPG<text:tab/>21</text:a></text:p>
        </text:index-body>
      </text:table-of-content>
      <text:p text:style-name="P117"/>
      <text:p text:style-name="P117"/>
      <text:p text:style-name="P117"/>
      <text:p text:style-name="P117"/>
      <text:p text:style-name="P118">Este trabalho está licenciado sob a Licença Creative Commons Attribution-ShareAlike 4.0 International. Para visualizar uma cópia desta licença, visite <text:s/>https://creativecommons.org/licenses/by-sa/4.0/deed.pt-br</text:p>
      <text:p text:style-name="P119"/>
      <text:p text:style-name="Standard"/>
      <text:p text:style-name="Standard"><draw:frame text:anchor-type="paragraph" draw:z-index="2" draw:name="Text Frame 2" draw:style-name="gr14" draw:text-style-name="P173" svg:width="12.172cm" svg:height="9.605cm" svg:x="0.023cm" svg:y="0.016cm"><draw:text-box><text:p text:style-name="P172"><text:span text:style-name="T218"><text:s/></text:span></text:p><text:p text:style-name="P172"><text:span text:style-name="T218"><text:s text:c="5"/></text:span><text:span text:style-name="T218">Figura</text:span></text:p></draw:text-box></draw:frame><text:soft-page-break/></text:p>
      <text:p text:style-name="Standard"/>
      <text:p text:style-name="P136"/>
      <text:p text:style-name="Standard"/>
      <text:p text:style-name="Standard"/>
      <text:p text:style-name="Standard"><draw:frame text:anchor-type="paragraph" draw:z-index="5" draw:name="Text Frame 3" draw:style-name="gr11" draw:text-style-name="P173" svg:width="12.172cm" svg:height="8.009cm" svg:x="0.023cm" svg:y="7.618cm"><draw:text-box><text:p text:style-name="P172"><text:span text:style-name="T218"><text:s/></text:span></text:p><text:p text:style-name="P172"><text:span text:style-name="T218"><text:s text:c="5"/></text:span><text:span text:style-name="T218">Ficha Catalográfica</text:span></text:p></draw:text-box></draw:frame><draw:custom-shape text:anchor-type="paragraph" draw:z-index="4" draw:name="Shape 1" draw:style-name="gr12" draw:text-style-name="P176" svg:width="1.167cm" svg:height="1.572cm" svg:x="5.299cm" svg:y="15.175cm"><text:p/><draw:enhanced-geometry svg:viewBox="0 0 21600 21600" draw:type="rectangle" draw:enhanced-path="M 0 0 L 21600 0 21600 21600 0 21600 0 0 Z N"/></draw:custom-shape></text:p>
      <text:h text:style-name="P106" text:outline-level="1"><text:bookmark-start text:name="__RefHeading___Toc1415_3064034263"/><text:span text:style-name="T74">Regras do Jogo</text:span><text:bookmark-end text:name="__RefHeading___Toc1415_3064034263"/></text:h>
      <text:p text:style-name="P16"/>
      <text:p text:style-name="P27">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27"/>
      <text:p text:style-name="P53"><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16"/>
      <text:h text:style-name="P107" text:outline-level="2"><text:bookmark-start text:name="__RefHeading___Toc1417_3064034263"/>Termos do Jogo<text:bookmark-end text:name="__RefHeading___Toc1417_3064034263"/></text:h>
      <text:p text:style-name="P16"/>
      <text:p text:style-name="P27">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52"/>
      <text:h text:style-name="P109" text:outline-level="3"><text:bookmark-start text:name="__RefHeading___Toc1419_3064034263"/>Mestre<text:bookmark-end text:name="__RefHeading___Toc1419_3064034263"/></text:h>
      <text:p text:style-name="P16"/>
      <text:p text:style-name="P27">Guiar a história é responsabilidade do mestre de jogo, ele tem como objetivo dar vida a lugares, descrever os acontecimentos, elaborar os desafios, motivar a exploração, engajando os jogadores a participar ativamente da trama. </text:p>
      <text:p text:style-name="P27"/>
      <text:p text:style-name="P131">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31"/>
      <text:p text:style-name="P27"><draw:frame text:anchor-type="paragraph" draw:z-index="3" draw:name="Text Frame 4" draw:style-name="gr13" draw:text-style-name="P173" svg:width="4.291cm" svg:height="17.89cm" svg:x="7.904cm" svg:y="-0.005cm"><draw:text-box><text:p text:style-name="P172"><text:span text:style-name="T218"><text:s/></text:span></text:p><text:p text:style-name="P172"><text:span text:style-name="T218"><text:s text:c="5"/></text:span><text:span text:style-name="T218">Figur</text:span><text:span text:style-name="T218">a</text:span></text:p></draw:text-box></draw:frame><text:soft-page-break/>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27"/>
      <text:h text:style-name="P109" text:outline-level="3"><text:bookmark-start text:name="__RefHeading___Toc1421_3064034263"/>Jogadores<text:bookmark-end text:name="__RefHeading___Toc1421_3064034263"/></text:h>
      <text:p text:style-name="P16"/>
      <text:p text:style-name="P27">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6"/>
      <text:h text:style-name="P109" text:outline-level="3"><text:bookmark-start text:name="__RefHeading___Toc1423_3064034263"/>Materiais<text:bookmark-end text:name="__RefHeading___Toc1423_3064034263"/></text:h>
      <text:p text:style-name="P16"/>
      <text:p text:style-name="P27">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84"><text:span text:style-name="T76"/></text:p>
      <text:p text:style-name="P84"><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16"/>
      <text:p text:style-name="P129">Dados d6 são a escolha padrão uma vez que eles são fáceis de adquirir, mas é possível jogar usando qualquer tipo de dado d4, d6, d8, d10, d12 e d20. O que não é permitido é misturar dados de tipos diferentes. <text:span text:style-name="T207">T</text:span>odos <text:span text:style-name="T207">os dados usados, durante um determinado teste ou disputa,</text:span> devem <text:span text:style-name="T207">ser do mesmo</text:span> tipo.</text:p>
      <text:p text:style-name="P16"/>
      <text:h text:style-name="P109" text:outline-level="3"><text:bookmark-start text:name="__RefHeading___Toc1425_3064034263"/>Personagens<text:bookmark-end text:name="__RefHeading___Toc1425_3064034263"/></text:h>
      <text:p text:style-name="P16"/>
      <text:p text:style-name="P28">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27"/>
      <text:p text:style-name="P32"><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1"/>
      <table:table table:name="Personagem-Exemplo" table:style-name="Personagem-Exemplo">
        <table:table-column table:style-name="Personagem-Exemplo.A"/>
        <table:table-column table:style-name="Personagem-Exemplo.B"/>
        <table:table-row>
          <table:table-cell table:style-name="Personagem-Exemplo.A1" office:value-type="string">
            <text:p text:style-name="P71"><text:span text:style-name="T51">Traços .:</text:span> <text:span text:style-name="T130">Treinado em Combate, Atento a Tudo, </text:span></text:p>
          </table:table-cell>
          <table:table-cell table:style-name="Personagem-Exemplo.B1" office:value-type="string">
            <text:p text:style-name="P67">Efeitos .:<text:span text:style-name="T111"> </text:span><text:span text:style-name="T112">Com Fome</text:span><text:span text:style-name="T111">,</text:span></text:p>
          </table:table-cell>
        </table:table-row>
        <table:table-row>
          <table:table-cell table:style-name="Personagem-Exemplo.A2" office:value-type="string">
            <text:p text:style-name="P72">Corpulento, Divida <text:span text:style-name="T133">com o Feudo</text:span></text:p>
          </table:table-cell>
          <table:table-cell table:style-name="Personagem-Exemplo.B2" office:value-type="string">
            <text:p text:style-name="P71">Ferido Levemente,</text:p>
          </table:table-cell>
        </table:table-row>
        <table:table-row>
          <table:table-cell table:style-name="Personagem-Exemplo.A2" office:value-type="string">
            <text:p text:style-name="P71"/>
          </table:table-cell>
          <table:table-cell table:style-name="Personagem-Exemplo.B2" office:value-type="string">
            <text:p text:style-name="P72">Benção do Fogo</text:p>
          </table:table-cell>
        </table:table-row>
        <table:table-row>
          <table:table-cell table:style-name="Personagem-Exemplo.A2" office:value-type="string">
            <text:p text:style-name="P71"><text:span text:style-name="T51">Equipamentos .:</text:span> Espada curta, <text:span text:style-name="T130">Armadura Leve, </text:span></text:p>
          </table:table-cell>
          <table:table-cell table:style-name="Personagem-Exemplo.B2" office:value-type="string">
            <text:p text:style-name="P73"/>
          </table:table-cell>
        </table:table-row>
        <table:table-row>
          <table:table-cell table:style-name="Personagem-Exemplo.A2" office:value-type="string">
            <text:p text:style-name="P72">Tocha, Amuleto do <text:span text:style-name="T136">Fogo</text:span>, <text:span text:style-name="T134">Chave da Muralha</text:span></text:p>
          </table:table-cell>
          <table:table-cell table:style-name="Personagem-Exemplo.B2" office:value-type="string">
            <text:p text:style-name="P73"/>
          </table:table-cell>
        </table:table-row>
        <table:table-row>
          <table:table-cell table:style-name="Personagem-Exemplo.A2" office:value-type="string">
            <text:p text:style-name="P71"/>
          </table:table-cell>
          <table:table-cell table:style-name="Personagem-Exemplo.B2" office:value-type="string">
            <text:p text:style-name="P73"/>
          </table:table-cell>
        </table:table-row>
        <table:table-row>
          <table:table-cell table:style-name="Personagem-Exemplo.A7" office:value-type="string">
            <text:p text:style-name="P7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71"><text:span text:style-name="T51">Nome .:</text:span> <text:span text:style-name="T164">Guardião</text:span></text:p>
          </table:table-cell>
        </table:table-row>
      </table:table>
      <text:p text:style-name="P32"><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18"/>
      <text:h text:style-name="P109" text:outline-level="3"><text:bookmark-start text:name="__RefHeading___Toc1427_3064034263"/>Ações e Reações<text:bookmark-end text:name="__RefHeading___Toc1427_3064034263"/></text:h>
      <text:p text:style-name="P17"/>
      <text:p text:style-name="P29">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29"/>
      <text:p text:style-name="P25">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 algum outro personagem , ou <text:span text:style-name="T30">algum</text:span> desafio <text:span text:style-name="T210">que surgiu ao longo da</text:span> história.</text:p>
      <text:p text:style-name="P25"><draw:frame text:anchor-type="paragraph" draw:z-index="7" draw:name="Text Frame 7" draw:style-name="gr9" draw:text-style-name="P173" svg:width="12.145cm" svg:height="5.878cm" svg:x="0.004cm" svg:y="0.404cm"><draw:text-box><text:p text:style-name="P172"><text:span text:style-name="T218"><text:s/></text:span></text:p><text:p text:style-name="P172"><text:span text:style-name="T218"><text:s text:c="5"/></text:span><text:span text:style-name="T218">Figura</text:span></text:p></draw:text-box></draw:frame></text:p>
      <text:h text:style-name="P111" text:outline-level="3"><text:bookmark-start text:name="__RefHeading___Toc1429_3064034263"/><text:soft-page-break/><text:span text:style-name="T209">Cenas de Jogo</text:span><text:bookmark-end text:name="__RefHeading___Toc1429_3064034263"/></text:h>
      <text:p text:style-name="P19"/>
      <text:p text:style-name="P2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20"/>
      <text:p text:style-name="P2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21"/>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64"/>
          </table:table-cell>
          <table:table-cell table:style-name="Cena-Sequencia.B1" table:number-columns-spanned="9" office:value-type="string">
            <text:p text:style-name="P65">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5">→</text:p>
            <text:p text:style-name="P6">→</text:p>
            <text:p text:style-name="P6">→</text:p>
            <text:p text:style-name="P6">→</text:p>
            <text:p text:style-name="P6">→</text:p>
            <text:p text:style-name="P6">→</text:p>
            <text:p text:style-name="P6">→</text:p>
            <text:p text:style-name="P6">→</text:p>
          </table:table-cell>
        </table:table-row>
        <table:table-row table:style-name="Cena-Sequencia.1">
          <table:covered-table-cell table:style-name="Cena-Sequencia.A1"/>
          <table:table-cell table:style-name="Cena-Sequencia.B2" table:number-columns-spanned="3" office:value-type="string">
            <text:p text:style-name="P88">Rodada 1</text:p>
          </table:table-cell>
          <table:covered-table-cell/>
          <table:covered-table-cell/>
          <table:table-cell table:style-name="Cena-Sequencia.E2" table:number-columns-spanned="3" office:value-type="string">
            <text:p text:style-name="P88">Rodada 2</text:p>
          </table:table-cell>
          <table:covered-table-cell/>
          <table:covered-table-cell/>
          <table:table-cell table:style-name="Cena-Sequencia.H2" table:number-columns-spanned="3" office:value-type="string">
            <text:p text:style-name="P88">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86">TurnoP1</text:p>
          </table:table-cell>
          <table:table-cell table:style-name="Cena-Sequencia.C3" office:value-type="string">
            <text:p text:style-name="P86">TurnoP2</text:p>
          </table:table-cell>
          <table:table-cell table:style-name="Cena-Sequencia.D3" office:value-type="string">
            <text:p text:style-name="P86">TurnoP3</text:p>
          </table:table-cell>
          <table:table-cell table:style-name="Cena-Sequencia.E3" office:value-type="string">
            <text:p text:style-name="P86">TurnoP1</text:p>
          </table:table-cell>
          <table:table-cell table:style-name="Cena-Sequencia.F3" office:value-type="string">
            <text:p text:style-name="P86">TurnoP2</text:p>
          </table:table-cell>
          <table:table-cell table:style-name="Cena-Sequencia.G3" office:value-type="string">
            <text:p text:style-name="P86">TurnoP3</text:p>
          </table:table-cell>
          <table:table-cell table:style-name="Cena-Sequencia.H3" office:value-type="string">
            <text:p text:style-name="P86">TurnoP1</text:p>
          </table:table-cell>
          <table:table-cell table:style-name="Cena-Sequencia.I3" office:value-type="string">
            <text:p text:style-name="P86">TurnoP2</text:p>
          </table:table-cell>
          <table:table-cell table:style-name="Cena-Sequencia.J3" office:value-type="string">
            <text:p text:style-name="P86">TurnoP3</text:p>
          </table:table-cell>
          <table:covered-table-cell table:style-name="Cena-Sequencia.K1"/>
        </table:table-row>
        <table:table-row table:style-name="Cena-Sequencia.1">
          <table:table-cell table:style-name="Cena-Sequencia.A4" office:value-type="string">
            <text:p text:style-name="P88">P1</text:p>
          </table:table-cell>
          <table:table-cell table:style-name="Cena-Sequencia.B4" office:value-type="string">
            <text:p text:style-name="P3">Ação</text:p>
          </table:table-cell>
          <table:table-cell table:style-name="Cena-Sequencia.C4" office:value-type="string">
            <text:p text:style-name="P4">Reação</text:p>
          </table:table-cell>
          <table:table-cell table:style-name="Cena-Sequencia.D4" office:value-type="string">
            <text:p text:style-name="P1"/>
          </table:table-cell>
          <table:table-cell table:style-name="Cena-Sequencia.A1" office:value-type="string">
            <text:p text:style-name="P2">Ação</text:p>
          </table:table-cell>
          <table:table-cell table:style-name="Cena-Sequencia.F4" office:value-type="string">
            <text:p text:style-name="P1"/>
          </table:table-cell>
          <table:table-cell table:style-name="Cena-Sequencia.G4" office:value-type="string">
            <text:p text:style-name="P4">Reação</text:p>
          </table:table-cell>
          <table:table-cell table:style-name="Cena-Sequencia.A1" office:value-type="string">
            <text:p text:style-name="P2">Ação</text:p>
          </table:table-cell>
          <table:table-cell table:style-name="Cena-Sequencia.I4" office:value-type="string">
            <text:p text:style-name="P1"/>
          </table:table-cell>
          <table:table-cell table:style-name="Cena-Sequencia.J4" office:value-type="string">
            <text:p text:style-name="P4">Reação</text:p>
          </table:table-cell>
          <table:covered-table-cell table:style-name="Cena-Sequencia.K1"/>
        </table:table-row>
        <table:table-row table:style-name="Cena-Sequencia.1">
          <table:table-cell table:style-name="Cena-Sequencia.A5" office:value-type="string">
            <text:p text:style-name="P88">P2</text:p>
          </table:table-cell>
          <table:table-cell table:style-name="Cena-Sequencia.B5" office:value-type="string">
            <text:p text:style-name="P1"/>
          </table:table-cell>
          <table:table-cell table:style-name="Cena-Sequencia.C5" office:value-type="string">
            <text:p text:style-name="P2">Ação</text:p>
          </table:table-cell>
          <table:table-cell table:style-name="Cena-Sequencia.D5" office:value-type="string">
            <text:p text:style-name="P4">Reação</text:p>
          </table:table-cell>
          <table:table-cell table:style-name="Cena-Sequencia.E5" office:value-type="string">
            <text:p text:style-name="P1"/>
          </table:table-cell>
          <table:table-cell table:style-name="Cena-Sequencia.F5" office:value-type="string">
            <text:p text:style-name="P2">Ação</text:p>
          </table:table-cell>
          <table:table-cell table:style-name="Cena-Sequencia.G5" office:value-type="string">
            <text:p text:style-name="P4">Reação</text:p>
          </table:table-cell>
          <table:table-cell table:style-name="Cena-Sequencia.H5" office:value-type="string">
            <text:p text:style-name="P4">Reação</text:p>
          </table:table-cell>
          <table:table-cell table:style-name="Cena-Sequencia.I5" office:value-type="string">
            <text:p text:style-name="P2">Ação</text:p>
          </table:table-cell>
          <table:table-cell table:style-name="Cena-Sequencia.J5" office:value-type="string">
            <text:p text:style-name="P1"/>
          </table:table-cell>
          <table:covered-table-cell table:style-name="Cena-Sequencia.K1"/>
        </table:table-row>
        <table:table-row table:style-name="Cena-Sequencia.1">
          <table:table-cell table:style-name="Cena-Sequencia.A6" office:value-type="string">
            <text:p text:style-name="P88">P3</text:p>
          </table:table-cell>
          <table:table-cell table:style-name="Cena-Sequencia.B6" office:value-type="string">
            <text:p text:style-name="P4">Reação</text:p>
          </table:table-cell>
          <table:table-cell table:style-name="Cena-Sequencia.C6" office:value-type="string">
            <text:p text:style-name="P1"/>
          </table:table-cell>
          <table:table-cell table:style-name="Cena-Sequencia.D6" office:value-type="string">
            <text:p text:style-name="P2">Ação</text:p>
          </table:table-cell>
          <table:table-cell table:style-name="Cena-Sequencia.E6" office:value-type="string">
            <text:p text:style-name="P1"/>
          </table:table-cell>
          <table:table-cell table:style-name="Cena-Sequencia.F6" office:value-type="string">
            <text:p text:style-name="P4">Reação</text:p>
          </table:table-cell>
          <table:table-cell table:style-name="Cena-Sequencia.G6" office:value-type="string">
            <text:p text:style-name="P2">Ação</text:p>
          </table:table-cell>
          <table:table-cell table:style-name="Cena-Sequencia.H6" office:value-type="string">
            <text:p text:style-name="P1"/>
          </table:table-cell>
          <table:table-cell table:style-name="Cena-Sequencia.I6" office:value-type="string">
            <text:p text:style-name="P4"/>
          </table:table-cell>
          <table:table-cell table:style-name="Cena-Sequencia.J6" office:value-type="string">
            <text:p text:style-name="P2">Ação</text:p>
          </table:table-cell>
          <table:covered-table-cell table:style-name="Cena-Sequencia.K1"/>
        </table:table-row>
      </table:table>
      <text:p text:style-name="P21"/>
      <text:p text:style-name="P39">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09" text:outline-level="3"><text:bookmark-start text:name="__RefHeading___Toc1431_3064034263"/>Teste<text:span text:style-name="T17">s e </text:span><text:span text:style-name="T82">Disputas</text:span><text:bookmark-end text:name="__RefHeading___Toc1431_3064034263"/></text:h>
      <text:p text:style-name="P22"/>
      <text:p text:style-name="P50">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oft-page-break/><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50"/>
      <text:p text:style-name="P48">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22"><draw:frame text:anchor-type="paragraph" draw:z-index="6" draw:name="Text Frame 6" draw:style-name="gr10" draw:text-style-name="P173" svg:width="12.172cm" svg:height="11.695cm" svg:x="-0.004cm" svg:y="0.448cm"><draw:text-box><text:p text:style-name="P172"><text:span text:style-name="T218"><text:s/></text:span></text:p><text:p text:style-name="P172"><text:span text:style-name="T218"><text:s text:c="5"/></text:span><text:span text:style-name="T218">Figura</text:span></text:p></draw:text-box></draw:frame></text:p>
      <text:h text:style-name="P109" text:outline-level="3"><text:bookmark-start text:name="__RefHeading___Toc1433_3064034263"/><text:soft-page-break/>Impacto<text:span text:style-name="T85">s</text:span><text:bookmark-end text:name="__RefHeading___Toc1433_3064034263"/></text:h>
      <text:p text:style-name="P17"/>
      <text:p text:style-name="P51"><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11">tanto </text:span><text:span text:style-name="T86">dados de sucesso </text:span><text:span text:style-name="T211">como</text:span><text:span text:style-name="T86"> dados de falha. <text:s/></text:span><text:span text:style-name="T211">As</text:span><text:span text:style-name="T86"> reação contra</text:span><text:span text:style-name="T97">ria</text:span><text:span text:style-name="T211">s a ação adicionam dados de falha, e as reações</text:span><text:span text:style-name="T86"> favor</text:span><text:span text:style-name="T97">áve</text:span><text:span text:style-name="T211">is adicionam dados de sucesso</text:span><text:span text:style-name="T86">.</text:span></text:p>
      <text:p text:style-name="P51"/>
      <text:p text:style-name="P51"><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17"/>
      <table:table table:name="Exempl-Impacto" table:style-name="Exempl-Impacto">
        <table:table-column table:style-name="Exempl-Impacto.A"/>
        <table:table-row>
          <table:table-cell table:style-name="Exempl-Impacto.A1" office:value-type="string">
            <text:p text:style-name="P82"><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82"><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83"><text:span text:style-name="T51">Testando a Ação .:</text:span> O jogador rola 4d6 dois de cada cor para o teste, e soma os dados de mesma cor, os dados azuis somam 5 para o sucesso, e os dados amarelos somam 6 para a falha.</text:p>
            <text:p text:style-name="P83"><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2"/>
      <text:h text:style-name="P109" text:outline-level="3"><text:bookmark-start text:name="__RefHeading___Toc1435_3064034263"/>Traços<text:bookmark-end text:name="__RefHeading___Toc1435_3064034263"/></text:h>
      <text:p text:style-name="P123"/>
      <text:p text:style-name="P33">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54"><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24"/>
      <table:table table:name="Traços-Exemplo" table:style-name="Traços-Exemplo">
        <table:table-column table:style-name="Traços-Exemplo.A"/>
        <table:table-column table:style-name="Traços-Exemplo.B"/>
        <table:table-row>
          <table:table-cell table:style-name="Traços-Exemplo.A1" office:value-type="string">
            <text:p text:style-name="P155">Traço</text:p>
          </table:table-cell>
          <table:table-cell table:style-name="Traços-Exemplo.B1" office:value-type="string">
            <text:p text:style-name="P155">Descrição</text:p>
          </table:table-cell>
        </table:table-row>
        <table:table-row>
          <table:table-cell table:style-name="Traços-Exemplo.A2" office:value-type="string">
            <text:p text:style-name="P149">Atento a Tudo</text:p>
          </table:table-cell>
          <table:table-cell table:style-name="Traços-Exemplo.B2" office:value-type="string">
            <text:p text:style-name="P148">Preparado para manter seu posto de observação por longos períodos de tempo.</text:p>
          </table:table-cell>
        </table:table-row>
        <table:table-row>
          <table:table-cell table:style-name="Traços-Exemplo.A2" office:value-type="string">
            <text:p text:style-name="P149">Corpulento</text:p>
          </table:table-cell>
          <table:table-cell table:style-name="Traços-Exemplo.B3" office:value-type="string">
            <text:p text:style-name="P148">Força acima da média, dificuldade em realizar movimentos sorrateiros.</text:p>
          </table:table-cell>
        </table:table-row>
        <table:table-row>
          <table:table-cell table:style-name="Traços-Exemplo.A4" office:value-type="string">
            <text:p text:style-name="P149">Divida com o Feudo</text:p>
          </table:table-cell>
          <table:table-cell table:style-name="Traços-Exemplo.B4" office:value-type="string">
            <text:p text:style-name="P148">Não pode deixar o feudo antes de pagar suas dividas, conhece cada canto do feudo em detalhe.</text:p>
          </table:table-cell>
        </table:table-row>
      </table:table>
      <text:p text:style-name="P24"/>
      <text:p text:style-name="P58">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57"/>
      <text:h text:style-name="P109" text:outline-level="3"><text:bookmark-start text:name="__RefHeading___Toc1437_3064034263"/>Equipamentos<text:bookmark-end text:name="__RefHeading___Toc1437_3064034263"/></text:h>
      <text:p text:style-name="P22"/>
      <text:p text:style-name="P34">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34"/>
      <text:p text:style-name="P35"><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23"/>
      <text:p text:style-name="P55"><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5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157">Equipamento</text:p>
          </table:table-cell>
          <table:table-cell table:style-name="Equipamentos-Exemplo.B1" office:value-type="string">
            <text:p text:style-name="P156">Descrição</text:p>
          </table:table-cell>
        </table:table-row>
        <table:table-row>
          <table:table-cell table:style-name="Equipamentos-Exemplo.A2" office:value-type="string">
            <text:p text:style-name="P150">Espada Curta</text:p>
          </table:table-cell>
          <table:table-cell table:style-name="Equipamentos-Exemplo.B2" office:value-type="string">
            <text:p text:style-name="P15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50">Tocha</text:p>
          </table:table-cell>
          <table:table-cell table:style-name="Equipamentos-Exemplo.B3" office:value-type="string">
            <text:p text:style-name="P150">Ilumina as noites escuras, indispensável para quem pretende realizar longas vigílias. <text:span text:style-name="T151">Custa 5 moedas.</text:span></text:p>
          </table:table-cell>
        </table:table-row>
        <table:table-row>
          <table:table-cell table:style-name="Equipamentos-Exemplo.A4" office:value-type="string">
            <text:p text:style-name="P150">Chave da Muralha</text:p>
          </table:table-cell>
          <table:table-cell table:style-name="Equipamentos-Exemplo.B4" office:value-type="string">
            <text:p text:style-name="P150">Permite acessar os diferentes setores da muralha, e a sala de mecanismos do portão. <text:span text:style-name="T152">Não pode ser comprada.</text:span></text:p>
          </table:table-cell>
        </table:table-row>
      </table:table>
      <text:p text:style-name="P56"/>
      <text:p text:style-name="P60">Os equipamentos disponíveis aos personagens varia de acordo com o cenário utilizado para a história, em cenários medievais realistas não existiam metralhadoras e granadas.</text:p>
      <text:h text:style-name="P114" text:outline-level="3"><text:bookmark-start text:name="__RefHeading___Toc1439_3064034263"/><text:span text:style-name="T74">Efeitos</text:span><text:bookmark-end text:name="__RefHeading___Toc1439_3064034263"/></text:h>
      <text:p text:style-name="P22"/>
      <text:p text:style-name="P36"><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36"><draw:frame text:anchor-type="paragraph" draw:z-index="15" draw:name="Text Frame 14" draw:style-name="gr1" draw:text-style-name="P173" svg:width="12.156cm" svg:height="2.664cm" svg:x="0.035cm" svg:y="0.187cm"><draw:text-box><text:p text:style-name="P172"><text:span text:style-name="T218"><text:s/></text:span></text:p><text:p text:style-name="P172"><text:span text:style-name="T218"><text:s text:c="5"/></text:span><text:span text:style-name="T218">Figura</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36"/>
      <text:p text:style-name="P135"><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69">Efeito</text:p>
          </table:table-cell>
          <table:table-cell table:style-name="Efeitos-Exemplo.B1" office:value-type="string">
            <text:p text:style-name="P68">Descrição</text:p>
          </table:table-cell>
        </table:table-row>
        <table:table-row>
          <table:table-cell table:style-name="Efeitos-Exemplo.A2" office:value-type="string">
            <text:p text:style-name="P75">Com Fome</text:p>
          </table:table-cell>
          <table:table-cell table:style-name="Efeitos-Exemplo.B2" office:value-type="string">
            <text:p text:style-name="P76">E<text:span text:style-name="T202">n</text:span>quanto não se alimentar não poderá realizar tarefas pesadas de modo eficaz.</text:p>
          </table:table-cell>
        </table:table-row>
        <table:table-row>
          <table:table-cell table:style-name="Efeitos-Exemplo.A2" office:value-type="string">
            <text:p text:style-name="P75">Ferido Levemente</text:p>
          </table:table-cell>
          <table:table-cell table:style-name="Efeitos-Exemplo.B3" office:value-type="string">
            <text:p text:style-name="P76">Corte ou lesão de pouca importância, não afeta as capacidades do personagem, mas requer repouso.</text:p>
          </table:table-cell>
        </table:table-row>
        <table:table-row>
          <table:table-cell table:style-name="Efeitos-Exemplo.A4" office:value-type="string">
            <text:p text:style-name="P75">Benção do Fogo</text:p>
          </table:table-cell>
          <table:table-cell table:style-name="Efeitos-Exemplo.B4" office:value-type="string">
            <text:p text:style-name="P76">Graça dada aos vigias pelos sacerdotes do fogo, <text:span text:style-name="T137">a </text:span>tocha na mão de um abençoado não <text:span text:style-name="T137">apaga por nada.</text:span></text:p>
          </table:table-cell>
        </table:table-row>
      </table:table>
      <text:p text:style-name="P124"/>
      <text:p text:style-name="P87">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08" text:outline-level="2"><text:bookmark-start text:name="__RefHeading___Toc1441_3064034263"/>Mecânicas do Jogo<text:bookmark-end text:name="__RefHeading___Toc1441_3064034263"/></text:h>
      <text:p text:style-name="P133"/>
      <text:p text:style-name="P37">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09" text:outline-level="3"><text:bookmark-start text:name="__RefHeading___Toc1443_3064034263"/>Criação de Personagens<text:bookmark-end text:name="__RefHeading___Toc1443_3064034263"/></text:h>
      <text:p text:style-name="P16"/>
      <text:p text:style-name="P27">Os personagens são criados iniciando pelos <text:span text:style-name="T56">traços. O jogador escolhe </text:span><text:span text:style-name="T212">para seu personagem</text:span><text:span text:style-name="T56"> </text:span><text:span text:style-name="T212">um número de</text:span><text:span text:style-name="T56"> traços </text:span><text:span text:style-name="T212">determinado pelo mestre</text:span><text:span text:style-name="T56">. Em seguida </text:span><text:span text:style-name="T167">o mestre </text:span><text:span text:style-name="T212">estipula</text:span><text:span text:style-name="T167"> </text:span><text:span text:style-name="T212">as moedas iniciais ou </text:span><text:span text:style-name="T167">quantos d6</text:span><text:span text:style-name="T127"> </text:span><text:span text:style-name="T167">serão jogados para definir </text:span><text:span text:style-name="T212">o número de moedas</text:span><text:span text:style-name="T167"> de cada</text:span><text:span text:style-name="T56"> jogado</text:span><text:span text:style-name="T167">r.</text:span><text:span text:style-name="T56"> </text:span><text:span text:style-name="T213">A</text:span><text:span text:style-name="T56"> soma dos </text:span><text:span text:style-name="T212">dados,</text:span><text:span text:style-name="T56"> </text:span><text:span text:style-name="T212">que cada jogador </text:span><text:span text:style-name="T213">obtém,</text:span><text:span text:style-name="T212"> </text:span><text:span text:style-name="T56">corresponde</text:span><text:span text:style-name="T213">m</text:span><text:span text:style-name="T56"> </text:span><text:span text:style-name="T167">a quantidade de moedas iniciais d</text:span><text:span text:style-name="T212">e seus personagens.</text:span><text:span text:style-name="T56"> </text:span><text:span text:style-name="T213">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16"/>
      <text:h text:style-name="P109" text:outline-level="3"><text:bookmark-start text:name="__RefHeading___Toc1445_3064034263"/>Evolução dos Personagens<text:bookmark-end text:name="__RefHeading___Toc1445_3064034263"/></text:h>
      <text:p text:style-name="P16"/>
      <text:p text:style-name="P27"><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27"><draw:frame text:anchor-type="paragraph" draw:z-index="8" draw:name="Text Frame 5" draw:style-name="gr8" draw:text-style-name="P173" svg:width="12.159cm" svg:height="10.411cm" svg:x="0.009cm" svg:y="0.337cm"><draw:text-box><text:p text:style-name="P172"><text:span text:style-name="T218"><text:s/></text:span></text:p><text:p text:style-name="P172"><text:span text:style-name="T218"><text:s text:c="5"/></text:span><text:span text:style-name="T218">Figura</text:span></text:p></draw:text-box></draw:frame></text:p>
      <text:p text:style-name="P27"><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27"/>
      <text:p text:style-name="P38">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16"/>
      <text:h text:style-name="Heading_20_3" text:outline-level="3"><text:bookmark-start text:name="__RefHeading___Toc1451_3064034263"/>Testando Ações e Reações<text:bookmark-end text:name="__RefHeading___Toc1451_3064034263"/></text:h>
      <text:p text:style-name="P26"/>
      <text:p text:style-name="P44">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58">Etapa 1</text:p>
          </table:table-cell>
          <table:table-cell table:style-name="Squencia-do-Teste.B1" office:value-type="string">
            <text:p text:style-name="P160">A ação é proposta</text:p>
          </table:table-cell>
        </table:table-row>
        <table:table-row table:style-name="Squencia-do-Teste.1">
          <table:table-cell table:style-name="Squencia-do-Teste.A2" office:value-type="string">
            <text:p text:style-name="P158">Etapa 2</text:p>
          </table:table-cell>
          <table:table-cell table:style-name="Squencia-do-Teste.B2" office:value-type="string">
            <text:p text:style-name="P160">As reações são <text:span text:style-name="T67">declaradas a favor e contra a ação</text:span></text:p>
          </table:table-cell>
        </table:table-row>
        <table:table-row table:style-name="Squencia-do-Teste.1">
          <table:table-cell table:style-name="Squencia-do-Teste.A2" office:value-type="string">
            <text:p text:style-name="P158">Etapa 3</text:p>
          </table:table-cell>
          <table:table-cell table:style-name="Squencia-do-Teste.B2" office:value-type="string">
            <text:p text:style-name="P161">Os impactos são sugeridos para definir <text:span text:style-name="T73">o número de dados</text:span></text:p>
          </table:table-cell>
        </table:table-row>
        <table:table-row table:style-name="Squencia-do-Teste.1">
          <table:table-cell table:style-name="Squencia-do-Teste.A2" office:value-type="string">
            <text:p text:style-name="P158">Etapa 4</text:p>
          </table:table-cell>
          <table:table-cell table:style-name="Squencia-do-Teste.B2" office:value-type="string">
            <text:p text:style-name="P162">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58">Etapa 5</text:p>
          </table:table-cell>
          <table:table-cell table:style-name="Squencia-do-Teste.B2" office:value-type="string">
            <text:p text:style-name="P161">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58">Etapa 6</text:p>
          </table:table-cell>
          <table:table-cell table:style-name="Squencia-do-Teste.B2" office:value-type="string">
            <text:p text:style-name="P161">Sucesso. A ação acontece e os efeitos são aplicados</text:p>
          </table:table-cell>
        </table:table-row>
        <table:table-row table:style-name="Squencia-do-Teste.1">
          <table:table-cell table:style-name="Squencia-do-Teste.A7" office:value-type="string">
            <text:p text:style-name="P159">Etapa 7</text:p>
          </table:table-cell>
          <table:table-cell table:style-name="Squencia-do-Teste.B7" office:value-type="string">
            <text:p text:style-name="P161">Falha. A ação fracassa e os efeitos não são aplicados</text:p>
          </table:table-cell>
        </table:table-row>
      </table:table>
      <text:p text:style-name="P43"/>
      <text:p text:style-name="P46"><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46"/>
      <text:p text:style-name="P46"><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45"/>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7">Impactos Causados</text:p>
          </table:table-cell>
          <table:covered-table-cell/>
          <table:table-cell table:style-name="Impactos-Causados.C1" office:value-type="string">
            <text:p text:style-name="P166">Jogador 1 (J1)</text:p>
          </table:table-cell>
          <table:table-cell table:style-name="Impactos-Causados.D1" office:value-type="string">
            <text:p text:style-name="P166">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67">Ação</text:p>
          </table:table-cell>
          <table:table-cell table:style-name="Impactos-Causados.D2" office:value-type="string">
            <text:p text:style-name="P167">Ação</text:p>
          </table:table-cell>
        </table:table-row>
        <table:table-row table:style-name="Impactos-Causados.1">
          <table:covered-table-cell table:style-name="Impactos-Causados.A1"/>
          <table:covered-table-cell/>
          <table:table-cell table:style-name="Impactos-Causados.C3" office:value-type="string">
            <text:p text:style-name="P167">J1 <text:span text:style-name="T81">adiciona dados de sucesso</text:span></text:p>
          </table:table-cell>
          <table:table-cell table:style-name="Impactos-Causados.D3" office:value-type="string">
            <text:p text:style-name="P168">M <text:span text:style-name="T81">adiciona dados de sucesso</text:span></text:p>
          </table:table-cell>
        </table:table-row>
        <table:table-row table:style-name="Impactos-Causados.1">
          <table:table-cell table:style-name="Impactos-Causados.C1" office:value-type="string">
            <text:p text:style-name="P165">Jogador 2 (J2)</text:p>
          </table:table-cell>
          <table:table-cell table:style-name="Impactos-Causados.B4" office:value-type="string">
            <text:p text:style-name="P165">Reação Contraria</text:p>
          </table:table-cell>
          <table:table-cell table:style-name="Impactos-Causados.D3" office:value-type="string">
            <text:p text:style-name="P169">J2 <text:span text:style-name="T81">adiciona dados de falha</text:span></text:p>
          </table:table-cell>
          <table:table-cell table:style-name="Impactos-Causados.D4" office:value-type="string">
            <text:p text:style-name="P168">J2 <text:span text:style-name="T81">adiciona dados de falha</text:span></text:p>
          </table:table-cell>
        </table:table-row>
        <table:table-row table:style-name="Impactos-Causados.1">
          <table:table-cell table:style-name="Impactos-Causados.A5" office:value-type="string">
            <text:p text:style-name="P164">Jogador 3 (J3)</text:p>
          </table:table-cell>
          <table:table-cell table:style-name="Impactos-Causados.B5" office:value-type="string">
            <text:p text:style-name="P165">Reação a Favor</text:p>
          </table:table-cell>
          <table:table-cell table:style-name="Impactos-Causados.D3" office:value-type="string">
            <text:p text:style-name="P169">J3 <text:span text:style-name="T81">adiciona dados de sucesso</text:span></text:p>
          </table:table-cell>
          <table:table-cell table:style-name="Impactos-Causados.D4" office:value-type="string">
            <text:p text:style-name="P168">J3 <text:span text:style-name="T81">adiciona dados de sucesso</text:span></text:p>
          </table:table-cell>
        </table:table-row>
        <table:table-row table:style-name="Impactos-Causados.1">
          <table:table-cell table:style-name="Impactos-Causados.C2" table:number-rows-spanned="2" office:value-type="string">
            <text:p text:style-name="P165">Mestre <text:span text:style-name="T66">(M)</text:span></text:p>
          </table:table-cell>
          <table:table-cell table:style-name="Impactos-Causados.B6" office:value-type="string">
            <text:p text:style-name="P165">Reação Contraria</text:p>
          </table:table-cell>
          <table:table-cell table:style-name="Impactos-Causados.D3" office:value-type="string">
            <text:p text:style-name="P163">M <text:span text:style-name="T81">adiciona dados de falha</text:span></text:p>
          </table:table-cell>
          <table:table-cell table:style-name="Impactos-Causados.D6" table:number-rows-spanned="2" office:value-type="string">
            <text:p text:style-name="P166">Não é testado o mestre decide</text:p>
          </table:table-cell>
        </table:table-row>
        <table:table-row table:style-name="Impactos-Causados.1">
          <table:covered-table-cell table:style-name="Impactos-Causados.C2"/>
          <table:table-cell table:style-name="Impactos-Causados.B7" office:value-type="string">
            <text:p text:style-name="P165">Reação a Favor</text:p>
          </table:table-cell>
          <table:table-cell table:style-name="Impactos-Causados.D2" office:value-type="string">
            <text:p text:style-name="P163">M <text:span text:style-name="T81">adiciona dados de sucesso</text:span></text:p>
          </table:table-cell>
          <table:covered-table-cell table:style-name="Impactos-Causados.D6"/>
        </table:table-row>
      </table:table>
      <text:h text:style-name="P113" text:outline-level="3"/>
      <text:h text:style-name="P113" text:outline-level="3"><text:bookmark-start text:name="__RefHeading___Toc1447_3064034263"/>Jogando Dados<text:bookmark-end text:name="__RefHeading___Toc1447_3064034263"/></text:h>
      <text:p text:style-name="P16"/>
      <text:p text:style-name="P134">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47"><draw:frame text:anchor-type="paragraph" draw:z-index="11" draw:name="Text Frame 10" draw:style-name="gr5" draw:text-style-name="P173" svg:width="12.156cm" svg:height="2.814cm" svg:x="0.035cm" svg:y="0.593cm"><draw:text-box><text:p text:style-name="P172"><text:span text:style-name="T218"><text:s/></text:span></text:p><text:p text:style-name="P172"><text:span text:style-name="T218"><text:s text:c="5"/></text:span><text:span text:style-name="T218">Figura</text:span></text:p></draw:text-box></draw:frame></text:p>
      <text:h text:style-name="Heading_20_3" text:outline-level="3"><draw:frame text:anchor-type="paragraph" draw:z-index="12" draw:name="Text Frame 11" draw:style-name="gr4" draw:text-style-name="P173" svg:width="5.213cm" svg:height="17.728cm" svg:x="6.978cm" svg:y="-0.004cm"><draw:text-box><text:p text:style-name="P172"><text:span text:style-name="T218"><text:s/></text:span></text:p><text:p text:style-name="P172"><text:span text:style-name="T218"><text:s text:c="5"/></text:span><text:span text:style-name="T218">Figura</text:span></text:p></draw:text-box></draw:frame><text:bookmark-start text:name="__RefHeading___Toc1449_3064034263"/><text:soft-page-break/>Disputa de <text:span text:style-name="T82">Ordem</text:span><text:bookmark-end text:name="__RefHeading___Toc1449_3064034263"/></text:h>
      <text:p text:style-name="P40"/>
      <text:p text:style-name="P49">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49"/>
      <text:p text:style-name="P49"><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49"/>
      <text:p text:style-name="P49"><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42"/>
      <text:p text:style-name="P4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31"/>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52">P1</text:p>
          </table:table-cell>
          <table:table-cell table:style-name="Atencao-e-Reflexo.B1" office:value-type="string">
            <text:p text:style-name="P152">P2</text:p>
          </table:table-cell>
          <table:table-cell table:style-name="Atencao-e-Reflexo.D1" office:value-type="string">
            <text:p text:style-name="P152">P3</text:p>
          </table:table-cell>
        </table:table-row>
        <table:table-row table:style-name="Atencao-e-Reflexo.1">
          <table:table-cell table:style-name="Atencao-e-Reflexo.A2" office:value-type="string">
            <text:p text:style-name="P153">Resultado dos dados</text:p>
          </table:table-cell>
          <table:table-cell table:style-name="Atencao-e-Reflexo.B2" office:value-type="string">
            <text:p text:style-name="P144"><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2">resultado 5 – 2 = 3</text:p>
          </table:table-cell>
          <table:table-cell table:style-name="Atencao-e-Reflexo.C2" office:value-type="string">
            <text:p text:style-name="P144"><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4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2">resultado 4 – 8 = -4</text:p>
          </table:table-cell>
        </table:table-row>
        <table:table-row table:style-name="Atencao-e-Reflexo.1">
          <table:table-cell table:style-name="Atencao-e-Reflexo.A3" office:value-type="string">
            <text:p text:style-name="P151">Ordem dos turnos</text:p>
          </table:table-cell>
          <table:table-cell table:style-name="Atencao-e-Reflexo.B3" office:value-type="string">
            <text:p text:style-name="P170">P2 <text:span text:style-name="T159">(10)</text:span></text:p>
          </table:table-cell>
          <table:table-cell table:style-name="Atencao-e-Reflexo.C3" office:value-type="string">
            <text:p text:style-name="P170">P1 <text:span text:style-name="T159">(3)</text:span></text:p>
          </table:table-cell>
          <table:table-cell table:style-name="Atencao-e-Reflexo.D3" office:value-type="string">
            <text:p text:style-name="P170">P3 <text:span text:style-name="T159">(-4)</text:span></text:p>
          </table:table-cell>
        </table:table-row>
      </table:table>
      <text:p text:style-name="P16"/>
      <text:p text:style-name="P62"><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62"/>
      <text:p text:style-name="P62"><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41"/>
      <text:p text:style-name="P41"><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p text:style-name="P41"/>
      <text:h text:style-name="P110" text:outline-level="3"><text:bookmark-start text:name="__RefHeading___Toc1453_3064034263"/><text:soft-page-break/>Ações de <text:span text:style-name="T10">M</text:span>ovimento<text:bookmark-end text:name="__RefHeading___Toc1453_3064034263"/></text:h>
      <text:p text:style-name="P16"/>
      <text:p text:style-name="P30">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27"/>
      <text:p text:style-name="P27">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27"/>
      <text:p text:style-name="P27">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6"/>
      <text:h text:style-name="Heading_20_3" text:outline-level="3"><text:bookmark-start text:name="__RefHeading___Toc2485_1656552529"/><text:span text:style-name="T110">Enfrentando </text:span>Desafios<text:bookmark-end text:name="__RefHeading___Toc2485_1656552529"/></text:h>
      <text:p text:style-name="Standard"/>
      <text:p text:style-name="P6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66"/>
      <text:p text:style-name="P66"><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66"><draw:frame text:anchor-type="paragraph" draw:z-index="13" draw:name="Text Frame 12" draw:style-name="gr3" draw:text-style-name="P173" svg:width="12.172cm" svg:height="14.38cm" svg:x="0.023cm" svg:y="0.443cm"><draw:text-box><text:p text:style-name="P172"><text:span text:style-name="T218"><text:s/></text:span></text:p><text:p text:style-name="P172"><text:span text:style-name="T218"><text:s text:c="5"/></text:span><text:span text:style-name="T218">Figura</text:span></text:p></draw:text-box></draw:frame></text:p>
      <text:h text:style-name="Heading_20_2" text:outline-level="2"><text:bookmark-start text:name="__RefHeading___Toc3280_190082474"/><text:soft-page-break/>Criando Cenários<text:bookmark-end text:name="__RefHeading___Toc3280_190082474"/></text:h>
      <text:p text:style-name="P59"/>
      <text:p text:style-name="P61">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61"/>
      <text:p text:style-name="P61">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61"/>
      <text:p text:style-name="P89"><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63"/>
      <text:h text:style-name="Heading_20_3" text:outline-level="3"><draw:frame text:anchor-type="paragraph" draw:z-index="14" draw:name="Text Frame 13" draw:style-name="gr2" draw:text-style-name="P173" svg:width="12.156cm" svg:height="4.419cm" svg:x="0.023cm" svg:y="-7.123cm"><draw:text-box><text:p text:style-name="P172"><text:span text:style-name="T218"><text:s/></text:span></text:p><text:p text:style-name="P172"><text:span text:style-name="T218"><text:s text:c="5"/></text:span><text:span text:style-name="T218">Figura</text:span></text:p></draw:text-box></draw:frame><text:bookmark-start text:name="__RefHeading___Toc2904_1234307829"/>Novos Elementos<text:bookmark-end text:name="__RefHeading___Toc2904_1234307829"/></text:h>
      <text:p text:style-name="P140"/>
      <text:p text:style-name="P140">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92"><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92"/>
      <text:p text:style-name="P94">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90"/>
      <text:h text:style-name="P112" text:outline-level="3" text:is-list-header="true"><text:bookmark-start text:name="__RefHeading___Toc2906_1234307829"/>Temas de Jogo<text:bookmark-end text:name="__RefHeading___Toc2906_1234307829"/></text:h>
      <text:p text:style-name="P91"/>
      <text:p text:style-name="P93">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91"/>
      <table:table table:name="Temas" table:style-name="Temas">
        <table:table-column table:style-name="Temas.A"/>
        <table:table-column table:style-name="Temas.B"/>
        <table:table-row>
          <table:table-cell table:style-name="Temas.A1" office:value-type="string">
            <text:p text:style-name="P70">Tema</text:p>
          </table:table-cell>
          <table:table-cell table:style-name="Temas.B1" office:value-type="string">
            <text:p text:style-name="P70">Descrição</text:p>
          </table:table-cell>
        </table:table-row>
        <table:table-row>
          <table:table-cell table:style-name="Temas.A2" office:value-type="string">
            <text:p text:style-name="P81">Fantasia Sombria</text:p>
          </table:table-cell>
          <table:table-cell table:style-name="Temas.B2" office:value-type="string">
            <text:p text:style-name="P77">Composto de florestas, desfiladeiros, vilarejos esquecidos, locais cercados de mistérios, boatos, lendas antigas e criaturas a espreita.</text:p>
          </table:table-cell>
        </table:table-row>
        <table:table-row>
          <table:table-cell table:style-name="Temas.A2" office:value-type="string">
            <text:p text:style-name="P81">Exploração Espacial</text:p>
          </table:table-cell>
          <table:table-cell table:style-name="Temas.B3" office:value-type="string">
            <text:p text:style-name="P77">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80">Horror Vitoriano</text:p>
          </table:table-cell>
          <table:table-cell table:style-name="Temas.B4" office:value-type="string">
            <text:p text:style-name="P79">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78">Conspirações</text:p>
          </table:table-cell>
          <table:table-cell table:style-name="Temas.B5" office:value-type="string">
            <text:p text:style-name="P77">Alienígenas, grupos do governo, os jogadores participa<text:span text:style-name="T216">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91"/>
      <text:p text:style-name="P96">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text:span></text:p>
      <text:p text:style-name="P97"><text:span text:style-name="T199">A</text:span> história usada de exemplo para por em prática as regras de jogos em diferentes contextos é <text:span text:style-name="T199">o roubo </text:span>de uma joia por um grupo de trapaceiros de um mercador <text:span text:style-name="T199">do bazar central</text:span>.</text:p>
      <text:p text:style-name="P95"/>
      <text:h text:style-name="Heading_20_3" text:outline-level="3"><text:bookmark-start text:name="__RefHeading___Toc3379_2234988715"/>Mercador<text:span text:style-name="T185">es</text:span> e Trapaceiros <text:bookmark-end text:name="__RefHeading___Toc3379_2234988715"/></text:h>
      <text:p text:style-name="P139"/>
      <text:p text:style-name="P98"><text:span text:style-name="T200">Nessa história o</text:span> mercador e os guardas do <text:span text:style-name="T194">b</text:span>azar são guiados pelo mestre. Os guardas tem como objetivo manter as mercadorias a salvo e proteger os mercadores do local.</text:p>
      <text:p text:style-name="P138"/>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154">Personagem</text:p>
          </table:table-cell>
          <table:table-cell table:style-name="Personagens-Exemplo.B1" office:value-type="string">
            <text:p text:style-name="P154">Definição</text:p>
          </table:table-cell>
        </table:table-row>
        <table:table-row table:style-name="Personagens-Exemplo.2">
          <table:table-cell table:style-name="Personagens-Exemplo.A2" office:value-type="string">
            <text:p text:style-name="P147">Mercador</text:p>
          </table:table-cell>
          <table:table-cell table:style-name="Personagens-Exemplo.B2" office:value-type="string">
            <text:p text:style-name="P147"><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47">Guarda</text:p>
          </table:table-cell>
          <table:table-cell table:style-name="Personagens-Exemplo.B2" office:value-type="string">
            <text:p text:style-name="P147"><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47">Trapaceiro</text:p>
          </table:table-cell>
          <table:table-cell table:style-name="Personagens-Exemplo.B4" office:value-type="string">
            <text:p text:style-name="P147"><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138"/>
      <text:p text:style-name="P99">Os jogadores por sua vez guiam dois trapaceiros, <text:span text:style-name="T214">Rato</text:span> e <text:span text:style-name="T215">Sapo</text:span>. Obter joias em exibição é o objetivo dos trapaceiros, que não tem moedas suficientes para realizar uma compra honesta. <text:span text:style-name="T217">Tudo se passa no maior mercado aberto da cidade. O movimento de pessoas é grande, os guardas circulam pelo local verificando se tudo está bem, devido aos guardas os mercadores não parecem preocupados.</text:span></text:p>
      <text:p text:style-name="P85"/>
      <text:p text:style-name="P100">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h text:style-name="Heading_20_3" text:outline-level="3"><text:bookmark-start text:name="__RefHeading___Toc3892_1278716021"/><text:soft-page-break/>Trecho de uma partida de RPG<text:bookmark-end text:name="__RefHeading___Toc3892_1278716021"/></text:h>
      <text:p text:style-name="P8"/>
      <text:p text:style-name="P9"><text:span text:style-name="T54">Sapo</text:span><text:span text:style-name="T51"> .:</text:span> quais opções temos para realizar uma fuga se necessário?</text:p>
      <text:p text:style-name="P10"><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11"><text:span text:style-name="T54">Sapo</text:span><text:span text:style-name="T51"> .:</text:span> me aproximo da joia e vou pegá-la sem que o vendedor perceba já que tenho <text:span text:style-name="T191">Mãos Leves</text:span> e sorrateiras.</text:p>
      <text:p text:style-name="P11"><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11"><text:span text:style-name="T54">Rato</text:span><text:span text:style-name="T51"> .:</text:span><text:span text:style-name="T111"> não vou ficar fora dessa, vou reagir </text:span><text:span text:style-name="T193">Distraindo</text:span><text:span text:style-name="T115"> o mercador chamando ele.</text:span></text:p>
      <text:p text:style-name="P11"><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12"><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13"><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14"><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15"><text:span text:style-name="T54">Sapo</text:span><text:span text:style-name="T51"> .:</text:span><text:span text:style-name="T111"> eu saio correndo o mais rápido que posso, na direção do portão.</text:span></text:p>
      <text:p text:style-name="P15"><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171"><text:span text:style-name="T111"/></text:p>
      <text:p text:style-name="P137"><text:span text:style-name="T183">.:</text:span><text:span text:style-name="T196"> Versão </text:span><text:span text:style-name="T208">2.0</text:span></text:p>
      <text:p text:style-name="P141"/>
      <text:p text:style-name="P116"><draw:frame text:anchor-type="paragraph" draw:z-index="10" draw:name="Text Frame 8" draw:style-name="gr6" draw:text-style-name="P173" svg:width="12.172cm" svg:height="18.389cm" svg:x="-0.004cm" svg:y="-0.002cm"><draw:text-box><text:p text:style-name="P172"><text:span text:style-name="T218"><text:s/></text:span></text:p><text:p text:style-name="P172"><text:span text:style-name="T218"><text:s text:c="5"/></text:span><text:span text:style-name="T218">Figura</text:span></text:p></draw:text-box></draw:frame><draw:frame text:anchor-type="paragraph" draw:z-index="9" draw:name="Text Frame 9" draw:style-name="gr7" draw:text-style-name="P175" svg:width="1.588cm" svg:height="2.832cm" svg:x="-6.844cm" svg:y="16.692cm"><draw:text-box><text:p text:style-name="P174"><text:span text:style-name="T219"/></text:p><text:p text:style-name="P174"><text:span text:style-name="T219"/></text:p><text:p text:style-name="P174"><text:span text:style-name="T219"/></text:p><text:p text:style-name="P174"><text:span text:style-name="T220">.:</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01" svg:font-family="0" style:font-adornments="Regular" style:font-pitch="variable"/>
    <style:font-face style:name="F" svg:font-family="" style:font-family-generic="roman"/>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family-generic="roman" style:font-pitch="variable"/>
    <style:font-face style:name="Garamond-Math2" svg:font-family="Garamond-Math" style:font-adornments="Bold" style:font-pitch="variable"/>
    <style:font-face style:name="Garamond-Math3"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2"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2"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2"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3"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2"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2"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8-31T21:02:46.589402845</dc:date>
    <meta:editing-duration>P1DT17H15M17S</meta:editing-duration>
    <meta:editing-cycles>596</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1" meta:image-count="0" meta:object-count="0" meta:page-count="24" meta:paragraph-count="281" meta:word-count="4604" meta:character-count="27013" meta:non-whitespace-character-count="22662"/>
  </office:meta>
</office:document-meta>
</file>